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5.699999809265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476648479055507">
            <text:p>0.48</text:p>
          </table:table-cell>
          <table:table-cell office:value-type="string">
            <text:p>LifeDiff:</text:p>
          </table:table-cell>
          <table:table-cell office:value-type="float" office:value="57.2763791403743">
            <text:p>57.28</text:p>
          </table:table-cell>
          <table:table-cell office:value-type="string">
            <text:p>Best:</text:p>
          </table:table-cell>
          <table:table-cell office:value-type="float" office:value="29.7851059169052">
            <text:p>29.7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9810017110168">
            <text:p>0.57</text:p>
          </table:table-cell>
          <table:table-cell office:value-type="string">
            <text:p>LifeDiff:</text:p>
          </table:table-cell>
          <table:table-cell office:value-type="float" office:value="49.9634724948363">
            <text:p>49.96</text:p>
          </table:table-cell>
          <table:table-cell office:value-type="string">
            <text:p>Best:</text:p>
          </table:table-cell>
          <table:table-cell office:value-type="float" office:value="23.3219895824849">
            <text:p>23.32</text:p>
          </table:table-cell>
          <table:table-cell/>
          <table:table-cell>
            <draw:frame table:end-cell-address="Sheet1.S17" table:end-x="0.8894in" table:end-y="0.115in" draw:z-index="0" draw:style-name="gr1" svg:width="10.6469in" svg:height="2.7504in" svg:x="0.022in" svg:y="0.0213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93286456123666">
            <text:p>0.59</text:p>
          </table:table-cell>
          <table:table-cell office:value-type="string">
            <text:p>LifeDiff:</text:p>
          </table:table-cell>
          <table:table-cell office:value-type="float" office:value="51.8006595638096">
            <text:p>51.8</text:p>
          </table:table-cell>
          <table:table-cell office:value-type="string">
            <text:p>Best:</text:p>
          </table:table-cell>
          <table:table-cell office:value-type="float" office:value="22.7021416474627">
            <text:p>22.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94729025141761">
            <text:p>0.59</text:p>
          </table:table-cell>
          <table:table-cell office:value-type="string">
            <text:p>LifeDiff:</text:p>
          </table:table-cell>
          <table:table-cell office:value-type="float" office:value="49.3579300955665">
            <text:p>49.36</text:p>
          </table:table-cell>
          <table:table-cell office:value-type="string">
            <text:p>Best:</text:p>
          </table:table-cell>
          <table:table-cell office:value-type="float" office:value="23.1423065843099">
            <text:p>23.1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26817016864404">
            <text:p>0.53</text:p>
          </table:table-cell>
          <table:table-cell office:value-type="string">
            <text:p>LifeDiff:</text:p>
          </table:table-cell>
          <table:table-cell office:value-type="float" office:value="56.7980816768023">
            <text:p>56.8</text:p>
          </table:table-cell>
          <table:table-cell office:value-type="string">
            <text:p>Best:</text:p>
          </table:table-cell>
          <table:table-cell office:value-type="float" office:value="22.6330396280443">
            <text:p>22.6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73600735072006">
            <text:p>0.57</text:p>
          </table:table-cell>
          <table:table-cell office:value-type="string">
            <text:p>LifeDiff:</text:p>
          </table:table-cell>
          <table:table-cell office:value-type="float" office:value="51.1274900692788">
            <text:p>51.13</text:p>
          </table:table-cell>
          <table:table-cell office:value-type="string">
            <text:p>Best:</text:p>
          </table:table-cell>
          <table:table-cell office:value-type="float" office:value="21.367153590693">
            <text:p>21.3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22599212291657">
            <text:p>0.72</text:p>
          </table:table-cell>
          <table:table-cell office:value-type="string">
            <text:p>LifeDiff:</text:p>
          </table:table-cell>
          <table:table-cell office:value-type="float" office:value="35.8653452825338">
            <text:p>35.87</text:p>
          </table:table-cell>
          <table:table-cell office:value-type="string">
            <text:p>Best:</text:p>
          </table:table-cell>
          <table:table-cell office:value-type="float" office:value="22.1125719731561">
            <text:p>22.1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18110343588794">
            <text:p>0.42</text:p>
          </table:table-cell>
          <table:table-cell office:value-type="string">
            <text:p>LifeDiff:</text:p>
          </table:table-cell>
          <table:table-cell office:value-type="float" office:value="79.4799102149176">
            <text:p>79.48</text:p>
          </table:table-cell>
          <table:table-cell office:value-type="string">
            <text:p>Best:</text:p>
          </table:table-cell>
          <table:table-cell office:value-type="float" office:value="23.2616376588137">
            <text:p>23.2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75246141175576">
            <text:p>0.48</text:p>
          </table:table-cell>
          <table:table-cell office:value-type="string">
            <text:p>LifeDiff:</text:p>
          </table:table-cell>
          <table:table-cell office:value-type="float" office:value="64.4673253733329">
            <text:p>64.47</text:p>
          </table:table-cell>
          <table:table-cell office:value-type="string">
            <text:p>Best:</text:p>
          </table:table-cell>
          <table:table-cell office:value-type="float" office:value="22.9136364320685">
            <text:p>22.9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27837485708716">
            <text:p>0.63</text:p>
          </table:table-cell>
          <table:table-cell office:value-type="string">
            <text:p>LifeDiff:</text:p>
          </table:table-cell>
          <table:table-cell office:value-type="float" office:value="44.0424144047418">
            <text:p>44.04</text:p>
          </table:table-cell>
          <table:table-cell office:value-type="string">
            <text:p>Best:</text:p>
          </table:table-cell>
          <table:table-cell office:value-type="float" office:value="22.0302887768974">
            <text:p>22.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21866637354379">
            <text:p>0.62</text:p>
          </table:table-cell>
          <table:table-cell office:value-type="string">
            <text:p>LifeDiff:</text:p>
          </table:table-cell>
          <table:table-cell office:value-type="float" office:value="44.4538252700944">
            <text:p>44.45</text:p>
          </table:table-cell>
          <table:table-cell office:value-type="string">
            <text:p>Best:</text:p>
          </table:table-cell>
          <table:table-cell office:value-type="float" office:value="21.5080633017364">
            <text:p>21.5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85633094528733">
            <text:p>0.59</text:p>
          </table:table-cell>
          <table:table-cell office:value-type="string">
            <text:p>LifeDiff:</text:p>
          </table:table-cell>
          <table:table-cell office:value-type="float" office:value="47.7798940091881">
            <text:p>47.78</text:p>
          </table:table-cell>
          <table:table-cell office:value-type="string">
            <text:p>Best:</text:p>
          </table:table-cell>
          <table:table-cell office:value-type="float" office:value="23.157073220078">
            <text:p>23.1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13359813250102">
            <text:p>0.51</text:p>
          </table:table-cell>
          <table:table-cell office:value-type="string">
            <text:p>LifeDiff:</text:p>
          </table:table-cell>
          <table:table-cell office:value-type="float" office:value="62.246415413638">
            <text:p>62.25</text:p>
          </table:table-cell>
          <table:table-cell office:value-type="string">
            <text:p>Best:</text:p>
          </table:table-cell>
          <table:table-cell office:value-type="float" office:value="20.5708016803983">
            <text:p>20.57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31289490782338">
            <text:p>0.83</text:p>
          </table:table-cell>
          <table:table-cell office:value-type="string">
            <text:p>LifeDiff:</text:p>
          </table:table-cell>
          <table:table-cell office:value-type="float" office:value="31.1539284321769">
            <text:p>31.15</text:p>
          </table:table-cell>
          <table:table-cell office:value-type="string">
            <text:p>Best:</text:p>
          </table:table-cell>
          <table:table-cell office:value-type="float" office:value="21.4338541249062">
            <text:p>21.4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07276476770647">
            <text:p>0.61</text:p>
          </table:table-cell>
          <table:table-cell office:value-type="string">
            <text:p>LifeDiff:</text:p>
          </table:table-cell>
          <table:table-cell office:value-type="float" office:value="47.1273029410518">
            <text:p>47.13</text:p>
          </table:table-cell>
          <table:table-cell office:value-type="string">
            <text:p>Best:</text:p>
          </table:table-cell>
          <table:table-cell office:value-type="float" office:value="22.5900707721133">
            <text:p>22.5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13628774867304">
            <text:p>0.61</text:p>
          </table:table-cell>
          <table:table-cell office:value-type="string">
            <text:p>LifeDiff:</text:p>
          </table:table-cell>
          <table:table-cell office:value-type="float" office:value="45.5455708221164">
            <text:p>45.55</text:p>
          </table:table-cell>
          <table:table-cell office:value-type="string">
            <text:p>Best:</text:p>
          </table:table-cell>
          <table:table-cell office:value-type="float" office:value="22.5655843616395">
            <text:p>22.5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23001848442106">
            <text:p>0.52</text:p>
          </table:table-cell>
          <table:table-cell office:value-type="string">
            <text:p>LifeDiff:</text:p>
          </table:table-cell>
          <table:table-cell office:value-type="float" office:value="56.374496038446">
            <text:p>56.37</text:p>
          </table:table-cell>
          <table:table-cell office:value-type="string">
            <text:p>Best:</text:p>
          </table:table-cell>
          <table:table-cell office:value-type="float" office:value="21.4749500683997">
            <text:p>21.4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44067303682577">
            <text:p>0.44</text:p>
          </table:table-cell>
          <table:table-cell office:value-type="string">
            <text:p>LifeDiff:</text:p>
          </table:table-cell>
          <table:table-cell office:value-type="float" office:value="76.4446245767648">
            <text:p>76.44</text:p>
          </table:table-cell>
          <table:table-cell office:value-type="string">
            <text:p>Best:</text:p>
          </table:table-cell>
          <table:table-cell office:value-type="float" office:value="21.9671197414339">
            <text:p>21.9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55642544663737">
            <text:p>0.56</text:p>
          </table:table-cell>
          <table:table-cell office:value-type="string">
            <text:p>LifeDiff:</text:p>
          </table:table-cell>
          <table:table-cell office:value-type="float" office:value="52.2237159273704">
            <text:p>52.22</text:p>
          </table:table-cell>
          <table:table-cell office:value-type="string">
            <text:p>Best:</text:p>
          </table:table-cell>
          <table:table-cell office:value-type="float" office:value="23.2861216462745">
            <text:p>23.2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73875605429022">
            <text:p>0.77</text:p>
          </table:table-cell>
          <table:table-cell office:value-type="string">
            <text:p>LifeDiff:</text:p>
          </table:table-cell>
          <table:table-cell office:value-type="float" office:value="34.1781431488898">
            <text:p>34.18</text:p>
          </table:table-cell>
          <table:table-cell office:value-type="string">
            <text:p>Best:</text:p>
          </table:table-cell>
          <table:table-cell office:value-type="float" office:value="22.0561468649454">
            <text:p>22.0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636947672844477">
            <text:p>0.64</text:p>
          </table:table-cell>
          <table:table-cell office:value-type="string">
            <text:p>LifeDiff:</text:p>
          </table:table-cell>
          <table:table-cell office:value-type="float" office:value="42.5917714867289">
            <text:p>42.59</text:p>
          </table:table-cell>
          <table:table-cell office:value-type="string">
            <text:p>Best:</text:p>
          </table:table-cell>
          <table:table-cell office:value-type="float" office:value="20.3879690056983">
            <text:p>20.39</text:p>
          </table:table-cell>
          <table:table-cell/>
          <table:table-cell office:value-type="string">
            <text:p>Average population Life di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61540064377126">
            <text:p>0.66</text:p>
          </table:table-cell>
          <table:table-cell office:value-type="string">
            <text:p>LifeDiff:</text:p>
          </table:table-cell>
          <table:table-cell office:value-type="float" office:value="40.6737009007098">
            <text:p>40.67</text:p>
          </table:table-cell>
          <table:table-cell office:value-type="string">
            <text:p>Best:</text:p>
          </table:table-cell>
          <table:table-cell office:value-type="float" office:value="22.4428291934157">
            <text:p>22.44</text:p>
          </table:table-cell>
          <table:table-cell/>
          <table:table-cell office:value-type="string">
            <text:p>Best individual Life diff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88546278683663">
            <text:p>0.49</text:p>
          </table:table-cell>
          <table:table-cell office:value-type="string">
            <text:p>LifeDiff:</text:p>
          </table:table-cell>
          <table:table-cell office:value-type="float" office:value="65.4997736726041">
            <text:p>65.5</text:p>
          </table:table-cell>
          <table:table-cell office:value-type="string">
            <text:p>Best:</text:p>
          </table:table-cell>
          <table:table-cell office:value-type="float" office:value="20.2610607967473">
            <text:p>20.2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622685126285661">
            <text:p>0.62</text:p>
          </table:table-cell>
          <table:table-cell office:value-type="string">
            <text:p>LifeDiff:</text:p>
          </table:table-cell>
          <table:table-cell office:value-type="float" office:value="43.880335979738">
            <text:p>43.88</text:p>
          </table:table-cell>
          <table:table-cell office:value-type="string">
            <text:p>Best:</text:p>
          </table:table-cell>
          <table:table-cell office:value-type="float" office:value="21.1278124140665">
            <text:p>21.1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91384353438">
            <text:p>0.59</text:p>
          </table:table-cell>
          <table:table-cell office:value-type="string">
            <text:p>LifeDiff:</text:p>
          </table:table-cell>
          <table:table-cell office:value-type="float" office:value="50.2456768687129">
            <text:p>50.25</text:p>
          </table:table-cell>
          <table:table-cell office:value-type="string">
            <text:p>Best:</text:p>
          </table:table-cell>
          <table:table-cell office:value-type="float" office:value="17.5423372731049">
            <text:p>17.54</text:p>
          </table:table-cell>
          <table:table-cell/>
          <table:table-cell table:style-name="ce2" office:value-type="string">
            <text:p>POPULATION_SIZE = 25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29069410421745">
            <text:p>0.53</text:p>
          </table:table-cell>
          <table:table-cell office:value-type="string">
            <text:p>LifeDiff:</text:p>
          </table:table-cell>
          <table:table-cell office:value-type="float" office:value="57.6992047617808">
            <text:p>57.7</text:p>
          </table:table-cell>
          <table:table-cell office:value-type="string">
            <text:p>Best:</text:p>
          </table:table-cell>
          <table:table-cell office:value-type="float" office:value="17.5902365818424">
            <text:p>17.59</text:p>
          </table:table-cell>
          <table:table-cell/>
          <table:table-cell table:style-name="ce2" office:value-type="string">
            <text:p>MINMAX_DEPTH = 4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613795757511089">
            <text:p>0.61</text:p>
          </table:table-cell>
          <table:table-cell office:value-type="string">
            <text:p>LifeDiff:</text:p>
          </table:table-cell>
          <table:table-cell office:value-type="float" office:value="45.9143388365177">
            <text:p>45.91</text:p>
          </table:table-cell>
          <table:table-cell office:value-type="string">
            <text:p>Best:</text:p>
          </table:table-cell>
          <table:table-cell office:value-type="float" office:value="18.1301264781965">
            <text:p>18.13</text:p>
          </table:table-cell>
          <table:table-cell/>
          <table:table-cell table:style-name="ce2" office:value-type="string">
            <text:p>GAME_PER_INDIVIDUAL_REPEAT = 40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50528082800932">
            <text:p>1.51</text:p>
          </table:table-cell>
          <table:table-cell office:value-type="string">
            <text:p>LifeDiff:</text:p>
          </table:table-cell>
          <table:table-cell office:value-type="float" office:value="16.9974414789904">
            <text:p>17</text:p>
          </table:table-cell>
          <table:table-cell office:value-type="string">
            <text:p>Best:</text:p>
          </table:table-cell>
          <table:table-cell office:value-type="float" office:value="15.5523963975448">
            <text:p>15.55</text:p>
          </table:table-cell>
          <table:table-cell/>
          <table:table-cell table:style-name="ce2" office:value-type="string">
            <text:p>MUTATION_FACTOR = 0.1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13877667305696">
            <text:p>0.91</text:p>
          </table:table-cell>
          <table:table-cell office:value-type="string">
            <text:p>LifeDiff:</text:p>
          </table:table-cell>
          <table:table-cell office:value-type="float" office:value="30.095372230194">
            <text:p>30.1</text:p>
          </table:table-cell>
          <table:table-cell office:value-type="string">
            <text:p>Best:</text:p>
          </table:table-cell>
          <table:table-cell office:value-type="float" office:value="15.5486001079691">
            <text:p>15.55</text:p>
          </table:table-cell>
          <table:table-cell/>
          <table:table-cell table:style-name="ce2" office:value-type="string">
            <text:p>ELITE_FACTOR = 0.2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80940263763363">
            <text:p>0.58</text:p>
          </table:table-cell>
          <table:table-cell office:value-type="string">
            <text:p>LifeDiff:</text:p>
          </table:table-cell>
          <table:table-cell office:value-type="float" office:value="64.6181370134974">
            <text:p>64.62</text:p>
          </table:table-cell>
          <table:table-cell office:value-type="string">
            <text:p>Best:</text:p>
          </table:table-cell>
          <table:table-cell office:value-type="float" office:value="15.5304448317916">
            <text:p>15.53</text:p>
          </table:table-cell>
          <table:table-cell/>
          <table:table-cell table:style-name="ce3" office:value-type="string">
            <text:p><text:span text:style-name="T1">ALFABETA </text:span><text:span text:style-name="T1">= </text:span><text:span text:style-name="T2">true</text:span><text:span text:style-name="T1">;</text:span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14007328314332">
            <text:p>0.71</text:p>
          </table:table-cell>
          <table:table-cell office:value-type="string">
            <text:p>LifeDiff:</text:p>
          </table:table-cell>
          <table:table-cell office:value-type="float" office:value="43.7131711793649">
            <text:p>43.71</text:p>
          </table:table-cell>
          <table:table-cell office:value-type="string">
            <text:p>Best:</text:p>
          </table:table-cell>
          <table:table-cell office:value-type="float" office:value="15.5829745121053">
            <text:p>15.5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96452506920487">
            <text:p>0.7</text:p>
          </table:table-cell>
          <table:table-cell office:value-type="string">
            <text:p>LifeDiff:</text:p>
          </table:table-cell>
          <table:table-cell office:value-type="float" office:value="46.0497798669414">
            <text:p>46.05</text:p>
          </table:table-cell>
          <table:table-cell office:value-type="string">
            <text:p>Best:</text:p>
          </table:table-cell>
          <table:table-cell office:value-type="float" office:value="15.6077413253822">
            <text:p>15.6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37817407882048">
            <text:p>0.74</text:p>
          </table:table-cell>
          <table:table-cell office:value-type="string">
            <text:p>LifeDiff:</text:p>
          </table:table-cell>
          <table:table-cell office:value-type="float" office:value="41.3787685190154">
            <text:p>41.38</text:p>
          </table:table-cell>
          <table:table-cell office:value-type="string">
            <text:p>Best:</text:p>
          </table:table-cell>
          <table:table-cell office:value-type="float" office:value="15.6185671004799">
            <text:p>15.62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35890557221292">
            <text:p>0.64</text:p>
          </table:table-cell>
          <table:table-cell office:value-type="string">
            <text:p>LifeDiff:</text:p>
          </table:table-cell>
          <table:table-cell office:value-type="float" office:value="61.2476639128665">
            <text:p>61.25</text:p>
          </table:table-cell>
          <table:table-cell office:value-type="string">
            <text:p>Best:</text:p>
          </table:table-cell>
          <table:table-cell office:value-type="float" office:value="15.4864264937726">
            <text:p>15.4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44227344002146">
            <text:p>0.54</text:p>
          </table:table-cell>
          <table:table-cell office:value-type="string">
            <text:p>LifeDiff:</text:p>
          </table:table-cell>
          <table:table-cell office:value-type="float" office:value="74.8521873855644">
            <text:p>74.85</text:p>
          </table:table-cell>
          <table:table-cell office:value-type="string">
            <text:p>Best:</text:p>
          </table:table-cell>
          <table:table-cell office:value-type="float" office:value="15.4172735365226">
            <text:p>15.4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580641140138109">
            <text:p>0.58</text:p>
          </table:table-cell>
          <table:table-cell office:value-type="string">
            <text:p>LifeDiff:</text:p>
          </table:table-cell>
          <table:table-cell office:value-type="float" office:value="64.734273610324">
            <text:p>64.73</text:p>
          </table:table-cell>
          <table:table-cell office:value-type="string">
            <text:p>Best:</text:p>
          </table:table-cell>
          <table:table-cell office:value-type="float" office:value="15.4417220378484">
            <text:p>15.44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789976008980004">
            <text:p>0.79</text:p>
          </table:table-cell>
          <table:table-cell office:value-type="string">
            <text:p>LifeDiff:</text:p>
          </table:table-cell>
          <table:table-cell office:value-type="float" office:value="37.3920252904733">
            <text:p>37.39</text:p>
          </table:table-cell>
          <table:table-cell office:value-type="string">
            <text:p>Best:</text:p>
          </table:table-cell>
          <table:table-cell office:value-type="float" office:value="15.4074751898673">
            <text:p>15.4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32754855022931">
            <text:p>0.63</text:p>
          </table:table-cell>
          <table:table-cell office:value-type="string">
            <text:p>LifeDiff:</text:p>
          </table:table-cell>
          <table:table-cell office:value-type="float" office:value="54.4698732966254">
            <text:p>54.47</text:p>
          </table:table-cell>
          <table:table-cell office:value-type="string">
            <text:p>Best:</text:p>
          </table:table-cell>
          <table:table-cell office:value-type="float" office:value="15.5495777416779">
            <text:p>15.5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848600124395645">
            <text:p>0.85</text:p>
          </table:table-cell>
          <table:table-cell office:value-type="string">
            <text:p>LifeDiff:</text:p>
          </table:table-cell>
          <table:table-cell office:value-type="float" office:value="33.5628672960595">
            <text:p>33.56</text:p>
          </table:table-cell>
          <table:table-cell office:value-type="string">
            <text:p>Best:</text:p>
          </table:table-cell>
          <table:table-cell office:value-type="float" office:value="15.5846901405627">
            <text:p>15.58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573401610813498">
            <text:p>0.57</text:p>
          </table:table-cell>
          <table:table-cell office:value-type="string">
            <text:p>LifeDiff:</text:p>
          </table:table-cell>
          <table:table-cell office:value-type="float" office:value="66.3823730771858">
            <text:p>66.38</text:p>
          </table:table-cell>
          <table:table-cell office:value-type="string">
            <text:p>Best:</text:p>
          </table:table-cell>
          <table:table-cell office:value-type="float" office:value="15.4311787150937">
            <text:p>15.4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93821088813208">
            <text:p>0.59</text:p>
          </table:table-cell>
          <table:table-cell office:value-type="string">
            <text:p>LifeDiff:</text:p>
          </table:table-cell>
          <table:table-cell office:value-type="float" office:value="61.6905299206842">
            <text:p>61.69</text:p>
          </table:table-cell>
          <table:table-cell office:value-type="string">
            <text:p>Best:</text:p>
          </table:table-cell>
          <table:table-cell office:value-type="float" office:value="15.4804921085493">
            <text:p>15.4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64749868428301">
            <text:p>0.76</text:p>
          </table:table-cell>
          <table:table-cell office:value-type="string">
            <text:p>LifeDiff:</text:p>
          </table:table-cell>
          <table:table-cell office:value-type="float" office:value="39.1633582398396">
            <text:p>39.16</text:p>
          </table:table-cell>
          <table:table-cell office:value-type="string">
            <text:p>Best:</text:p>
          </table:table-cell>
          <table:table-cell office:value-type="float" office:value="15.4387393171463">
            <text:p>15.4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43987026829133">
            <text:p>0.64</text:p>
          </table:table-cell>
          <table:table-cell office:value-type="string">
            <text:p>LifeDiff:</text:p>
          </table:table-cell>
          <table:table-cell office:value-type="float" office:value="52.5554318340011">
            <text:p>52.56</text:p>
          </table:table-cell>
          <table:table-cell office:value-type="string">
            <text:p>Best:</text:p>
          </table:table-cell>
          <table:table-cell office:value-type="float" office:value="15.4656666568792">
            <text:p>15.4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615840666286373">
            <text:p>0.62</text:p>
          </table:table-cell>
          <table:table-cell office:value-type="string">
            <text:p>LifeDiff:</text:p>
          </table:table-cell>
          <table:table-cell office:value-type="float" office:value="57.2468362047413">
            <text:p>57.25</text:p>
          </table:table-cell>
          <table:table-cell office:value-type="string">
            <text:p>Best:</text:p>
          </table:table-cell>
          <table:table-cell office:value-type="float" office:value="15.5304453549869">
            <text:p>15.53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67494470686091">
            <text:p>0.67</text:p>
          </table:table-cell>
          <table:table-cell office:value-type="string">
            <text:p>LifeDiff:</text:p>
          </table:table-cell>
          <table:table-cell office:value-type="float" office:value="48.2215284003325">
            <text:p>48.22</text:p>
          </table:table-cell>
          <table:table-cell office:value-type="string">
            <text:p>Best:</text:p>
          </table:table-cell>
          <table:table-cell office:value-type="float" office:value="15.6020119389122">
            <text:p>15.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689581733261597">
            <text:p>0.69</text:p>
          </table:table-cell>
          <table:table-cell office:value-type="string">
            <text:p>LifeDiff:</text:p>
          </table:table-cell>
          <table:table-cell office:value-type="float" office:value="46.5413867645393">
            <text:p>46.54</text:p>
          </table:table-cell>
          <table:table-cell office:value-type="string">
            <text:p>Best:</text:p>
          </table:table-cell>
          <table:table-cell office:value-type="float" office:value="15.3689882726788">
            <text:p>15.3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2013738948614">
            <text:p>0.72</text:p>
          </table:table-cell>
          <table:table-cell office:value-type="string">
            <text:p>LifeDiff:</text:p>
          </table:table-cell>
          <table:table-cell office:value-type="float" office:value="44.1380094455588">
            <text:p>44.14</text:p>
          </table:table-cell>
          <table:table-cell office:value-type="string">
            <text:p>Best:</text:p>
          </table:table-cell>
          <table:table-cell office:value-type="float" office:value="15.5886798621119">
            <text:p>15.5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72276987388814">
            <text:p>0.72</text:p>
          </table:table-cell>
          <table:table-cell office:value-type="string">
            <text:p>LifeDiff:</text:p>
          </table:table-cell>
          <table:table-cell office:value-type="float" office:value="42.9131276331957">
            <text:p>42.91</text:p>
          </table:table-cell>
          <table:table-cell office:value-type="string">
            <text:p>Best:</text:p>
          </table:table-cell>
          <table:table-cell office:value-type="float" office:value="15.3951200308868">
            <text:p>15.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889390340491062">
            <text:p>0.89</text:p>
          </table:table-cell>
          <table:table-cell office:value-type="string">
            <text:p>LifeDiff:</text:p>
          </table:table-cell>
          <table:table-cell office:value-type="float" office:value="31.246895502373">
            <text:p>31.25</text:p>
          </table:table-cell>
          <table:table-cell office:value-type="string">
            <text:p>Best:</text:p>
          </table:table-cell>
          <table:table-cell office:value-type="float" office:value="15.5478645822536">
            <text:p>15.5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94835697117728">
            <text:p>0.69</text:p>
          </table:table-cell>
          <table:table-cell office:value-type="string">
            <text:p>LifeDiff:</text:p>
          </table:table-cell>
          <table:table-cell office:value-type="float" office:value="45.9652523672584">
            <text:p>45.97</text:p>
          </table:table-cell>
          <table:table-cell office:value-type="string">
            <text:p>Best:</text:p>
          </table:table-cell>
          <table:table-cell office:value-type="float" office:value="15.437879387092">
            <text:p>15.4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10452241991033">
            <text:p>0.81</text:p>
          </table:table-cell>
          <table:table-cell office:value-type="string">
            <text:p>LifeDiff:</text:p>
          </table:table-cell>
          <table:table-cell office:value-type="float" office:value="35.8002309104507">
            <text:p>35.8</text:p>
          </table:table-cell>
          <table:table-cell office:value-type="string">
            <text:p>Best:</text:p>
          </table:table-cell>
          <table:table-cell office:value-type="float" office:value="15.4088200540955">
            <text:p>15.41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636876936777084">
            <text:p>0.64</text:p>
          </table:table-cell>
          <table:table-cell office:value-type="string">
            <text:p>LifeDiff:</text:p>
          </table:table-cell>
          <table:table-cell office:value-type="float" office:value="59.3779826079861">
            <text:p>59.38</text:p>
          </table:table-cell>
          <table:table-cell office:value-type="string">
            <text:p>Best:</text:p>
          </table:table-cell>
          <table:table-cell office:value-type="float" office:value="15.5972042571027">
            <text:p>15.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888979233081446">
            <text:p>0.89</text:p>
          </table:table-cell>
          <table:table-cell office:value-type="string">
            <text:p>LifeDiff:</text:p>
          </table:table-cell>
          <table:table-cell office:value-type="float" office:value="31.2466880234861">
            <text:p>31.25</text:p>
          </table:table-cell>
          <table:table-cell office:value-type="string">
            <text:p>Best:</text:p>
          </table:table-cell>
          <table:table-cell office:value-type="float" office:value="15.6265716962025">
            <text:p>15.6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244145825992393">
            <text:p>0.24</text:p>
          </table:table-cell>
          <table:table-cell office:value-type="string">
            <text:p>LifeDiff:</text:p>
          </table:table-cell>
          <table:table-cell office:value-type="float" office:value="63.6411515697763">
            <text:p>63.64</text:p>
          </table:table-cell>
          <table:table-cell office:value-type="string">
            <text:p>Best:</text:p>
          </table:table-cell>
          <table:table-cell office:value-type="float" office:value="42.8865310833134">
            <text:p>42.8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5598816332325">
            <text:p>0.26</text:p>
          </table:table-cell>
          <table:table-cell office:value-type="string">
            <text:p>LifeDiff:</text:p>
          </table:table-cell>
          <table:table-cell office:value-type="float" office:value="65.4309205321496">
            <text:p>65.43</text:p>
          </table:table-cell>
          <table:table-cell office:value-type="string">
            <text:p>Best:</text:p>
          </table:table-cell>
          <table:table-cell office:value-type="float" office:value="26.48020244485">
            <text:p>26.48</text:p>
          </table:table-cell>
          <table:table-cell>
            <draw:frame table:end-cell-address="Sheet2.U18" table:end-x="0.4772in" table:end-y="0.0106in" draw:z-index="0" draw:style-name="gr1" svg:width="12.8803in" svg:height="2.7504in" svg:x="0.0433in" svg:y="0.0941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45242820486568">
            <text:p>0.35</text:p>
          </table:table-cell>
          <table:table-cell office:value-type="string">
            <text:p>LifeDiff:</text:p>
          </table:table-cell>
          <table:table-cell office:value-type="float" office:value="48.4067825187167">
            <text:p>48.41</text:p>
          </table:table-cell>
          <table:table-cell office:value-type="string">
            <text:p>Best:</text:p>
          </table:table-cell>
          <table:table-cell office:value-type="float" office:value="26.2431694088059">
            <text:p>26.2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6620583443512">
            <text:p>0.28</text:p>
          </table:table-cell>
          <table:table-cell office:value-type="string">
            <text:p>LifeDiff:</text:p>
          </table:table-cell>
          <table:table-cell office:value-type="float" office:value="60.9017935137323">
            <text:p>60.9</text:p>
          </table:table-cell>
          <table:table-cell office:value-type="string">
            <text:p>Best:</text:p>
          </table:table-cell>
          <table:table-cell office:value-type="float" office:value="26.3595037148924">
            <text:p>26.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11664113705609">
            <text:p>0.31</text:p>
          </table:table-cell>
          <table:table-cell office:value-type="string">
            <text:p>LifeDiff:</text:p>
          </table:table-cell>
          <table:table-cell office:value-type="float" office:value="51.3423957400639">
            <text:p>51.34</text:p>
          </table:table-cell>
          <table:table-cell office:value-type="string">
            <text:p>Best:</text:p>
          </table:table-cell>
          <table:table-cell office:value-type="float" office:value="26.417873896933">
            <text:p>26.4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6405624927456">
            <text:p>0.26</text:p>
          </table:table-cell>
          <table:table-cell office:value-type="string">
            <text:p>LifeDiff:</text:p>
          </table:table-cell>
          <table:table-cell office:value-type="float" office:value="64.3091381319661">
            <text:p>64.31</text:p>
          </table:table-cell>
          <table:table-cell office:value-type="string">
            <text:p>Best:</text:p>
          </table:table-cell>
          <table:table-cell office:value-type="float" office:value="26.6201416220313">
            <text:p>26.6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0540737588334">
            <text:p>0.28</text:p>
          </table:table-cell>
          <table:table-cell office:value-type="string">
            <text:p>LifeDiff:</text:p>
          </table:table-cell>
          <table:table-cell office:value-type="float" office:value="61.1873648050345">
            <text:p>61.19</text:p>
          </table:table-cell>
          <table:table-cell office:value-type="string">
            <text:p>Best:</text:p>
          </table:table-cell>
          <table:table-cell office:value-type="float" office:value="26.5431555105981">
            <text:p>26.5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39556399304041">
            <text:p>0.24</text:p>
          </table:table-cell>
          <table:table-cell office:value-type="string">
            <text:p>LifeDiff:</text:p>
          </table:table-cell>
          <table:table-cell office:value-type="float" office:value="74.5055349678133">
            <text:p>74.51</text:p>
          </table:table-cell>
          <table:table-cell office:value-type="string">
            <text:p>Best:</text:p>
          </table:table-cell>
          <table:table-cell office:value-type="float" office:value="26.5272586953453">
            <text:p>26.5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77372168650892">
            <text:p>0.28</text:p>
          </table:table-cell>
          <table:table-cell office:value-type="string">
            <text:p>LifeDiff:</text:p>
          </table:table-cell>
          <table:table-cell office:value-type="float" office:value="60.2755164426805">
            <text:p>60.28</text:p>
          </table:table-cell>
          <table:table-cell office:value-type="string">
            <text:p>Best:</text:p>
          </table:table-cell>
          <table:table-cell office:value-type="float" office:value="26.5868993267141">
            <text:p>26.5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62122100032691">
            <text:p>0.26</text:p>
          </table:table-cell>
          <table:table-cell office:value-type="string">
            <text:p>LifeDiff:</text:p>
          </table:table-cell>
          <table:table-cell office:value-type="float" office:value="65.035057232554">
            <text:p>65.04</text:p>
          </table:table-cell>
          <table:table-cell office:value-type="string">
            <text:p>Best:</text:p>
          </table:table-cell>
          <table:table-cell office:value-type="float" office:value="26.6614182665634">
            <text:p>26.6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5722892887272">
            <text:p>0.46</text:p>
          </table:table-cell>
          <table:table-cell office:value-type="string">
            <text:p>LifeDiff:</text:p>
          </table:table-cell>
          <table:table-cell office:value-type="float" office:value="32.9229406632977">
            <text:p>32.92</text:p>
          </table:table-cell>
          <table:table-cell office:value-type="string">
            <text:p>Best:</text:p>
          </table:table-cell>
          <table:table-cell office:value-type="float" office:value="26.7258291676958">
            <text:p>26.7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4895621941749">
            <text:p>0.25</text:p>
          </table:table-cell>
          <table:table-cell office:value-type="string">
            <text:p>LifeDiff:</text:p>
          </table:table-cell>
          <table:table-cell office:value-type="float" office:value="69.9366469587973">
            <text:p>69.94</text:p>
          </table:table-cell>
          <table:table-cell office:value-type="string">
            <text:p>Best:</text:p>
          </table:table-cell>
          <table:table-cell office:value-type="float" office:value="26.7062779034637">
            <text:p>26.7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21787133727116">
            <text:p>0.42</text:p>
          </table:table-cell>
          <table:table-cell office:value-type="string">
            <text:p>LifeDiff:</text:p>
          </table:table-cell>
          <table:table-cell office:value-type="float" office:value="36.0434471444621">
            <text:p>36.04</text:p>
          </table:table-cell>
          <table:table-cell office:value-type="string">
            <text:p>Best:</text:p>
          </table:table-cell>
          <table:table-cell office:value-type="float" office:value="26.7448412093517">
            <text:p>26.7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6103046819806">
            <text:p>0.36</text:p>
          </table:table-cell>
          <table:table-cell office:value-type="string">
            <text:p>LifeDiff:</text:p>
          </table:table-cell>
          <table:table-cell office:value-type="float" office:value="42.7363450792171">
            <text:p>42.74</text:p>
          </table:table-cell>
          <table:table-cell office:value-type="string">
            <text:p>Best:</text:p>
          </table:table-cell>
          <table:table-cell office:value-type="float" office:value="26.790823397515">
            <text:p>26.7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32568577521993">
            <text:p>0.23</text:p>
          </table:table-cell>
          <table:table-cell office:value-type="string">
            <text:p>LifeDiff:</text:p>
          </table:table-cell>
          <table:table-cell office:value-type="float" office:value="77.2054509270036">
            <text:p>77.21</text:p>
          </table:table-cell>
          <table:table-cell office:value-type="string">
            <text:p>Best:</text:p>
          </table:table-cell>
          <table:table-cell office:value-type="float" office:value="26.8036698233582">
            <text:p>26.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54116274969524">
            <text:p>0.25</text:p>
          </table:table-cell>
          <table:table-cell office:value-type="string">
            <text:p>LifeDiff:</text:p>
          </table:table-cell>
          <table:table-cell office:value-type="float" office:value="67.3195971509091">
            <text:p>67.32</text:p>
          </table:table-cell>
          <table:table-cell office:value-type="string">
            <text:p>Best:</text:p>
          </table:table-cell>
          <table:table-cell office:value-type="float" office:value="26.8508263462304">
            <text:p>26.8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62597535488732">
            <text:p>0.56</text:p>
          </table:table-cell>
          <table:table-cell office:value-type="string">
            <text:p>LifeDiff:</text:p>
          </table:table-cell>
          <table:table-cell office:value-type="float" office:value="26.8687722680617">
            <text:p>26.87</text:p>
          </table:table-cell>
          <table:table-cell office:value-type="string">
            <text:p>Best:</text:p>
          </table:table-cell>
          <table:table-cell office:value-type="float" office:value="25.6479473151394">
            <text:p>25.6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38295037289035">
            <text:p>0.54</text:p>
          </table:table-cell>
          <table:table-cell office:value-type="string">
            <text:p>LifeDiff:</text:p>
          </table:table-cell>
          <table:table-cell office:value-type="float" office:value="28.7483257070514">
            <text:p>28.75</text:p>
          </table:table-cell>
          <table:table-cell office:value-type="string">
            <text:p>Best:</text:p>
          </table:table-cell>
          <table:table-cell office:value-type="float" office:value="15.5850406497173">
            <text:p>15.5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28088861139847">
            <text:p>0.33</text:p>
          </table:table-cell>
          <table:table-cell office:value-type="string">
            <text:p>LifeDiff:</text:p>
          </table:table-cell>
          <table:table-cell office:value-type="float" office:value="56.2059353045245">
            <text:p>56.21</text:p>
          </table:table-cell>
          <table:table-cell office:value-type="string">
            <text:p>Best:</text:p>
          </table:table-cell>
          <table:table-cell office:value-type="float" office:value="15.54914688402">
            <text:p>15.5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50992702353011">
            <text:p>0.35</text:p>
          </table:table-cell>
          <table:table-cell office:value-type="string">
            <text:p>LifeDiff:</text:p>
          </table:table-cell>
          <table:table-cell office:value-type="float" office:value="51.7348719885761">
            <text:p>51.73</text:p>
          </table:table-cell>
          <table:table-cell office:value-type="string">
            <text:p>Best:</text:p>
          </table:table-cell>
          <table:table-cell office:value-type="float" office:value="15.6093634640524">
            <text:p>15.6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91239792958976">
            <text:p>0.49</text:p>
          </table:table-cell>
          <table:table-cell office:value-type="string">
            <text:p>LifeDiff:</text:p>
          </table:table-cell>
          <table:table-cell office:value-type="float" office:value="31.9297214875796">
            <text:p>31.93</text:p>
          </table:table-cell>
          <table:table-cell office:value-type="string">
            <text:p>Best:</text:p>
          </table:table-cell>
          <table:table-cell office:value-type="float" office:value="15.6654701453751">
            <text:p>15.67</text:p>
          </table:table-cell>
          <table:table-cell/>
          <table:table-cell office:value-type="string">
            <text:p>Average population Life di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86147156193092">
            <text:p>0.69</text:p>
          </table:table-cell>
          <table:table-cell office:value-type="string">
            <text:p>LifeDiff:</text:p>
          </table:table-cell>
          <table:table-cell office:value-type="float" office:value="22.3053684733622">
            <text:p>22.31</text:p>
          </table:table-cell>
          <table:table-cell office:value-type="string">
            <text:p>Best:</text:p>
          </table:table-cell>
          <table:table-cell office:value-type="float" office:value="15.6875626600494">
            <text:p>15.69</text:p>
          </table:table-cell>
          <table:table-cell/>
          <table:table-cell office:value-type="string">
            <text:p>Best individual Life diff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52503830446529">
            <text:p>0.35</text:p>
          </table:table-cell>
          <table:table-cell office:value-type="string">
            <text:p>LifeDiff:</text:p>
          </table:table-cell>
          <table:table-cell office:value-type="float" office:value="64.0600609138909">
            <text:p>64.06</text:p>
          </table:table-cell>
          <table:table-cell office:value-type="string">
            <text:p>Best:</text:p>
          </table:table-cell>
          <table:table-cell office:value-type="float" office:value="15.6739185885133">
            <text:p>15.6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84029118395774">
            <text:p>0.38</text:p>
          </table:table-cell>
          <table:table-cell office:value-type="string">
            <text:p>LifeDiff:</text:p>
          </table:table-cell>
          <table:table-cell office:value-type="float" office:value="55.2880430650737">
            <text:p>55.29</text:p>
          </table:table-cell>
          <table:table-cell office:value-type="string">
            <text:p>Best:</text:p>
          </table:table-cell>
          <table:table-cell office:value-type="float" office:value="15.6314176763829">
            <text:p>15.6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07267160556234">
            <text:p>0.41</text:p>
          </table:table-cell>
          <table:table-cell office:value-type="string">
            <text:p>LifeDiff:</text:p>
          </table:table-cell>
          <table:table-cell office:value-type="float" office:value="51.2428007518655">
            <text:p>51.24</text:p>
          </table:table-cell>
          <table:table-cell office:value-type="string">
            <text:p>Best:</text:p>
          </table:table-cell>
          <table:table-cell office:value-type="float" office:value="15.6258846677739">
            <text:p>15.63</text:p>
          </table:table-cell>
          <table:table-cell/>
          <table:table-cell table:style-name="ce2" office:value-type="string">
            <text:p>POPULATION_SIZE = 15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45106366120776">
            <text:p>0.55</text:p>
          </table:table-cell>
          <table:table-cell office:value-type="string">
            <text:p>LifeDiff:</text:p>
          </table:table-cell>
          <table:table-cell office:value-type="float" office:value="30.0097001013106">
            <text:p>30.01</text:p>
          </table:table-cell>
          <table:table-cell office:value-type="string">
            <text:p>Best:</text:p>
          </table:table-cell>
          <table:table-cell office:value-type="float" office:value="15.6046281435652">
            <text:p>15.6</text:p>
          </table:table-cell>
          <table:table-cell/>
          <table:table-cell table:style-name="ce2" office:value-type="string">
            <text:p>MINMAX_DEPTH = 2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8509536959067">
            <text:p>0.59</text:p>
          </table:table-cell>
          <table:table-cell office:value-type="string">
            <text:p>LifeDiff:</text:p>
          </table:table-cell>
          <table:table-cell office:value-type="float" office:value="27.5513134119964">
            <text:p>27.55</text:p>
          </table:table-cell>
          <table:table-cell office:value-type="string">
            <text:p>Best:</text:p>
          </table:table-cell>
          <table:table-cell office:value-type="float" office:value="15.6429510137243">
            <text:p>15.64</text:p>
          </table:table-cell>
          <table:table-cell/>
          <table:table-cell table:style-name="ce2" office:value-type="string">
            <text:p>GAME_PER_INDIVIDUAL_REPEAT = 20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67296380488218">
            <text:p>0.77</text:p>
          </table:table-cell>
          <table:table-cell office:value-type="string">
            <text:p>LifeDiff:</text:p>
          </table:table-cell>
          <table:table-cell office:value-type="float" office:value="19.7329088457575">
            <text:p>19.73</text:p>
          </table:table-cell>
          <table:table-cell office:value-type="string">
            <text:p>Best:</text:p>
          </table:table-cell>
          <table:table-cell office:value-type="float" office:value="15.6358961089055">
            <text:p>15.64</text:p>
          </table:table-cell>
          <table:table-cell/>
          <table:table-cell table:style-name="ce2" office:value-type="string">
            <text:p>MUTATION_FACTOR = 0.25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94276921100575">
            <text:p>0.29</text:p>
          </table:table-cell>
          <table:table-cell office:value-type="string">
            <text:p>LifeDiff:</text:p>
          </table:table-cell>
          <table:table-cell office:value-type="float" office:value="90.9723241099857">
            <text:p>90.97</text:p>
          </table:table-cell>
          <table:table-cell office:value-type="string">
            <text:p>Best:</text:p>
          </table:table-cell>
          <table:table-cell office:value-type="float" office:value="15.6384179536287">
            <text:p>15.64</text:p>
          </table:table-cell>
          <table:table-cell/>
          <table:table-cell table:style-name="ce2" office:value-type="string">
            <text:p>ELITE_FACTOR = 0.2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19653963485382">
            <text:p>0.32</text:p>
          </table:table-cell>
          <table:table-cell office:value-type="string">
            <text:p>LifeDiff:</text:p>
          </table:table-cell>
          <table:table-cell office:value-type="float" office:value="74.7213734363604">
            <text:p>74.72</text:p>
          </table:table-cell>
          <table:table-cell office:value-type="string">
            <text:p>Best:</text:p>
          </table:table-cell>
          <table:table-cell office:value-type="float" office:value="15.6479409204396">
            <text:p>15.65</text:p>
          </table:table-cell>
          <table:table-cell/>
          <table:table-cell table:style-name="ce3" office:value-type="string">
            <text:p><text:span text:style-name="T1">ALFABETA </text:span><text:span text:style-name="T1">= </text:span><text:span text:style-name="T2">true</text:span><text:span text:style-name="T1">;</text:span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21516089664809">
            <text:p>0.32</text:p>
          </table:table-cell>
          <table:table-cell office:value-type="string">
            <text:p>LifeDiff:</text:p>
          </table:table-cell>
          <table:table-cell office:value-type="float" office:value="73.9535136464189">
            <text:p>73.95</text:p>
          </table:table-cell>
          <table:table-cell office:value-type="string">
            <text:p>Best:</text:p>
          </table:table-cell>
          <table:table-cell office:value-type="float" office:value="15.6643254586559">
            <text:p>15.6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33421923132589">
            <text:p>0.33</text:p>
          </table:table-cell>
          <table:table-cell office:value-type="string">
            <text:p>LifeDiff:</text:p>
          </table:table-cell>
          <table:table-cell office:value-type="float" office:value="68.0274237727321">
            <text:p>68.03</text:p>
          </table:table-cell>
          <table:table-cell office:value-type="string">
            <text:p>Best:</text:p>
          </table:table-cell>
          <table:table-cell office:value-type="float" office:value="15.6814677401405">
            <text:p>15.6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01015917449722">
            <text:p>0.7</text:p>
          </table:table-cell>
          <table:table-cell office:value-type="string">
            <text:p>LifeDiff:</text:p>
          </table:table-cell>
          <table:table-cell office:value-type="float" office:value="21.8764549843597">
            <text:p>21.88</text:p>
          </table:table-cell>
          <table:table-cell office:value-type="string">
            <text:p>Best:</text:p>
          </table:table-cell>
          <table:table-cell office:value-type="float" office:value="15.6791143244176">
            <text:p>15.6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14089767105979">
            <text:p>0.41</text:p>
          </table:table-cell>
          <table:table-cell office:value-type="string">
            <text:p>LifeDiff:</text:p>
          </table:table-cell>
          <table:table-cell office:value-type="float" office:value="47.6870933836032">
            <text:p>47.69</text:p>
          </table:table-cell>
          <table:table-cell office:value-type="string">
            <text:p>Best:</text:p>
          </table:table-cell>
          <table:table-cell office:value-type="float" office:value="15.6657305580918">
            <text:p>15.6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54736667657638">
            <text:p>0.45</text:p>
          </table:table-cell>
          <table:table-cell office:value-type="string">
            <text:p>LifeDiff:</text:p>
          </table:table-cell>
          <table:table-cell office:value-type="float" office:value="46.2571142542916">
            <text:p>46.26</text:p>
          </table:table-cell>
          <table:table-cell office:value-type="string">
            <text:p>Best:</text:p>
          </table:table-cell>
          <table:table-cell office:value-type="float" office:value="15.3873313093201">
            <text:p>15.3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353886426179939">
            <text:p>0.35</text:p>
          </table:table-cell>
          <table:table-cell office:value-type="string">
            <text:p>LifeDiff:</text:p>
          </table:table-cell>
          <table:table-cell office:value-type="float" office:value="62.515173781419">
            <text:p>62.52</text:p>
          </table:table-cell>
          <table:table-cell office:value-type="string">
            <text:p>Best:</text:p>
          </table:table-cell>
          <table:table-cell office:value-type="float" office:value="15.4809020450454">
            <text:p>15.4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367777682424979">
            <text:p>0.37</text:p>
          </table:table-cell>
          <table:table-cell office:value-type="string">
            <text:p>LifeDiff:</text:p>
          </table:table-cell>
          <table:table-cell office:value-type="float" office:value="58.4987451005429">
            <text:p>58.5</text:p>
          </table:table-cell>
          <table:table-cell office:value-type="string">
            <text:p>Best:</text:p>
          </table:table-cell>
          <table:table-cell office:value-type="float" office:value="15.514582824227">
            <text:p>15.5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4576309067217">
            <text:p>0.35</text:p>
          </table:table-cell>
          <table:table-cell office:value-type="string">
            <text:p>LifeDiff:</text:p>
          </table:table-cell>
          <table:table-cell office:value-type="float" office:value="65.5528594732366">
            <text:p>65.55</text:p>
          </table:table-cell>
          <table:table-cell office:value-type="string">
            <text:p>Best:</text:p>
          </table:table-cell>
          <table:table-cell office:value-type="float" office:value="15.5443310264437">
            <text:p>15.5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20540821328807">
            <text:p>0.42</text:p>
          </table:table-cell>
          <table:table-cell office:value-type="string">
            <text:p>LifeDiff:</text:p>
          </table:table-cell>
          <table:table-cell office:value-type="float" office:value="45.1697878843569">
            <text:p>45.17</text:p>
          </table:table-cell>
          <table:table-cell office:value-type="string">
            <text:p>Best:</text:p>
          </table:table-cell>
          <table:table-cell office:value-type="float" office:value="15.518812940859">
            <text:p>15.5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388035013604998">
            <text:p>0.39</text:p>
          </table:table-cell>
          <table:table-cell office:value-type="string">
            <text:p>LifeDiff:</text:p>
          </table:table-cell>
          <table:table-cell office:value-type="float" office:value="52.1322235041064">
            <text:p>52.13</text:p>
          </table:table-cell>
          <table:table-cell office:value-type="string">
            <text:p>Best:</text:p>
          </table:table-cell>
          <table:table-cell office:value-type="float" office:value="15.5063130011937">
            <text:p>15.5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11108990299675">
            <text:p>0.41</text:p>
          </table:table-cell>
          <table:table-cell office:value-type="string">
            <text:p>LifeDiff:</text:p>
          </table:table-cell>
          <table:table-cell office:value-type="float" office:value="46.9857834534493">
            <text:p>46.99</text:p>
          </table:table-cell>
          <table:table-cell office:value-type="string">
            <text:p>Best:</text:p>
          </table:table-cell>
          <table:table-cell office:value-type="float" office:value="15.4954863191096">
            <text:p>15.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76064543322404">
            <text:p>0.38</text:p>
          </table:table-cell>
          <table:table-cell office:value-type="string">
            <text:p>LifeDiff:</text:p>
          </table:table-cell>
          <table:table-cell office:value-type="float" office:value="55.4285570747903">
            <text:p>55.43</text:p>
          </table:table-cell>
          <table:table-cell office:value-type="string">
            <text:p>Best:</text:p>
          </table:table-cell>
          <table:table-cell office:value-type="float" office:value="15.4746090861949">
            <text:p>15.4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341121112979218">
            <text:p>0.34</text:p>
          </table:table-cell>
          <table:table-cell office:value-type="string">
            <text:p>LifeDiff:</text:p>
          </table:table-cell>
          <table:table-cell office:value-type="float" office:value="67.6532055020715">
            <text:p>67.65</text:p>
          </table:table-cell>
          <table:table-cell office:value-type="string">
            <text:p>Best:</text:p>
          </table:table-cell>
          <table:table-cell office:value-type="float" office:value="15.4659633173504">
            <text:p>15.47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409828924845971">
            <text:p>0.41</text:p>
          </table:table-cell>
          <table:table-cell office:value-type="string">
            <text:p>LifeDiff:</text:p>
          </table:table-cell>
          <table:table-cell office:value-type="float" office:value="47.5125043098698">
            <text:p>47.51</text:p>
          </table:table-cell>
          <table:table-cell office:value-type="string">
            <text:p>Best:</text:p>
          </table:table-cell>
          <table:table-cell office:value-type="float" office:value="15.4388030242285">
            <text:p>15.4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58598992465198">
            <text:p>0.36</text:p>
          </table:table-cell>
          <table:table-cell office:value-type="string">
            <text:p>LifeDiff:</text:p>
          </table:table-cell>
          <table:table-cell office:value-type="float" office:value="60.9290109624394">
            <text:p>60.93</text:p>
          </table:table-cell>
          <table:table-cell office:value-type="string">
            <text:p>Best:</text:p>
          </table:table-cell>
          <table:table-cell office:value-type="float" office:value="15.4391474192566">
            <text:p>15.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36913060258616">
            <text:p>0.44</text:p>
          </table:table-cell>
          <table:table-cell office:value-type="string">
            <text:p>LifeDiff:</text:p>
          </table:table-cell>
          <table:table-cell office:value-type="float" office:value="42.4363598513478">
            <text:p>42.44</text:p>
          </table:table-cell>
          <table:table-cell office:value-type="string">
            <text:p>Best:</text:p>
          </table:table-cell>
          <table:table-cell office:value-type="float" office:value="15.4353652102705">
            <text:p>15.4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6711247551511">
            <text:p>0.37</text:p>
          </table:table-cell>
          <table:table-cell office:value-type="string">
            <text:p>LifeDiff:</text:p>
          </table:table-cell>
          <table:table-cell office:value-type="float" office:value="58.0967988457651">
            <text:p>58.1</text:p>
          </table:table-cell>
          <table:table-cell office:value-type="string">
            <text:p>Best:</text:p>
          </table:table-cell>
          <table:table-cell office:value-type="float" office:value="15.4387559080199">
            <text:p>15.4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44155059836082">
            <text:p>0.44</text:p>
          </table:table-cell>
          <table:table-cell office:value-type="string">
            <text:p>LifeDiff:</text:p>
          </table:table-cell>
          <table:table-cell office:value-type="float" office:value="41.2655500997957">
            <text:p>41.27</text:p>
          </table:table-cell>
          <table:table-cell office:value-type="string">
            <text:p>Best:</text:p>
          </table:table-cell>
          <table:table-cell office:value-type="float" office:value="15.42604442094">
            <text:p>15.4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43806776527332">
            <text:p>0.44</text:p>
          </table:table-cell>
          <table:table-cell office:value-type="string">
            <text:p>LifeDiff:</text:p>
          </table:table-cell>
          <table:table-cell office:value-type="float" office:value="42.2131265039806">
            <text:p>42.21</text:p>
          </table:table-cell>
          <table:table-cell office:value-type="string">
            <text:p>Best:</text:p>
          </table:table-cell>
          <table:table-cell office:value-type="float" office:value="15.4276752664871">
            <text:p>15.4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80294843398041">
            <text:p>0.48</text:p>
          </table:table-cell>
          <table:table-cell office:value-type="string">
            <text:p>LifeDiff:</text:p>
          </table:table-cell>
          <table:table-cell office:value-type="float" office:value="36.4730231911793">
            <text:p>36.47</text:p>
          </table:table-cell>
          <table:table-cell office:value-type="string">
            <text:p>Best:</text:p>
          </table:table-cell>
          <table:table-cell office:value-type="float" office:value="15.4284460148819">
            <text:p>15.4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60264055374808">
            <text:p>0.36</text:p>
          </table:table-cell>
          <table:table-cell office:value-type="string">
            <text:p>LifeDiff:</text:p>
          </table:table-cell>
          <table:table-cell office:value-type="float" office:value="60.6279781115303">
            <text:p>60.63</text:p>
          </table:table-cell>
          <table:table-cell office:value-type="string">
            <text:p>Best:</text:p>
          </table:table-cell>
          <table:table-cell office:value-type="float" office:value="15.4195374820386">
            <text:p>15.4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6347128586108">
            <text:p>0.36</text:p>
          </table:table-cell>
          <table:table-cell office:value-type="string">
            <text:p>LifeDiff:</text:p>
          </table:table-cell>
          <table:table-cell office:value-type="float" office:value="59.3473848427231">
            <text:p>59.35</text:p>
          </table:table-cell>
          <table:table-cell office:value-type="string">
            <text:p>Best:</text:p>
          </table:table-cell>
          <table:table-cell office:value-type="float" office:value="15.430635633355">
            <text:p>15.4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43086297691365">
            <text:p>0.34</text:p>
          </table:table-cell>
          <table:table-cell office:value-type="string">
            <text:p>LifeDiff:</text:p>
          </table:table-cell>
          <table:table-cell office:value-type="float" office:value="66.8986029220807">
            <text:p>66.9</text:p>
          </table:table-cell>
          <table:table-cell office:value-type="string">
            <text:p>Best:</text:p>
          </table:table-cell>
          <table:table-cell office:value-type="float" office:value="15.4361239418543">
            <text:p>15.4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65409661044114">
            <text:p>0.37</text:p>
          </table:table-cell>
          <table:table-cell office:value-type="string">
            <text:p>LifeDiff:</text:p>
          </table:table-cell>
          <table:table-cell office:value-type="float" office:value="58.6967427490208">
            <text:p>58.7</text:p>
          </table:table-cell>
          <table:table-cell office:value-type="string">
            <text:p>Best:</text:p>
          </table:table-cell>
          <table:table-cell office:value-type="float" office:value="15.4482081390464">
            <text:p>15.4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3397046442799">
            <text:p>0.43</text:p>
          </table:table-cell>
          <table:table-cell office:value-type="string">
            <text:p>LifeDiff:</text:p>
          </table:table-cell>
          <table:table-cell office:value-type="float" office:value="42.90734417112">
            <text:p>42.91</text:p>
          </table:table-cell>
          <table:table-cell office:value-type="string">
            <text:p>Best:</text:p>
          </table:table-cell>
          <table:table-cell office:value-type="float" office:value="15.450947492232">
            <text:p>15.4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49861247217088">
            <text:p>0.35</text:p>
          </table:table-cell>
          <table:table-cell office:value-type="string">
            <text:p>LifeDiff:</text:p>
          </table:table-cell>
          <table:table-cell office:value-type="float" office:value="64.1789169360365">
            <text:p>64.18</text:p>
          </table:table-cell>
          <table:table-cell office:value-type="string">
            <text:p>Best:</text:p>
          </table:table-cell>
          <table:table-cell office:value-type="float" office:value="15.4520489959542">
            <text:p>15.4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41545067646133">
            <text:p>0.34</text:p>
          </table:table-cell>
          <table:table-cell office:value-type="string">
            <text:p>LifeDiff:</text:p>
          </table:table-cell>
          <table:table-cell office:value-type="float" office:value="67.4816676986373">
            <text:p>67.48</text:p>
          </table:table-cell>
          <table:table-cell office:value-type="string">
            <text:p>Best:</text:p>
          </table:table-cell>
          <table:table-cell office:value-type="float" office:value="15.4614371043124">
            <text:p>15.4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18214379566374">
            <text:p>0.42</text:p>
          </table:table-cell>
          <table:table-cell office:value-type="string">
            <text:p>LifeDiff:</text:p>
          </table:table-cell>
          <table:table-cell office:value-type="float" office:value="45.6363218024844">
            <text:p>45.64</text:p>
          </table:table-cell>
          <table:table-cell office:value-type="string">
            <text:p>Best:</text:p>
          </table:table-cell>
          <table:table-cell office:value-type="float" office:value="15.467216299996">
            <text:p>15.4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57976572656763">
            <text:p>0.36</text:p>
          </table:table-cell>
          <table:table-cell office:value-type="string">
            <text:p>LifeDiff:</text:p>
          </table:table-cell>
          <table:table-cell office:value-type="float" office:value="61.5284465274469">
            <text:p>61.53</text:p>
          </table:table-cell>
          <table:table-cell office:value-type="string">
            <text:p>Best:</text:p>
          </table:table-cell>
          <table:table-cell office:value-type="float" office:value="15.4630839393757">
            <text:p>15.4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58557098009115">
            <text:p>0.36</text:p>
          </table:table-cell>
          <table:table-cell office:value-type="string">
            <text:p>LifeDiff:</text:p>
          </table:table-cell>
          <table:table-cell office:value-type="float" office:value="71.6801627718925">
            <text:p>71.68</text:p>
          </table:table-cell>
          <table:table-cell office:value-type="string">
            <text:p>Best:</text:p>
          </table:table-cell>
          <table:table-cell office:value-type="float" office:value="15.460200937377">
            <text:p>15.4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87583521917794">
            <text:p>0.49</text:p>
          </table:table-cell>
          <table:table-cell office:value-type="string">
            <text:p>LifeDiff:</text:p>
          </table:table-cell>
          <table:table-cell office:value-type="float" office:value="35.637525085844">
            <text:p>35.64</text:p>
          </table:table-cell>
          <table:table-cell office:value-type="string">
            <text:p>Best:</text:p>
          </table:table-cell>
          <table:table-cell office:value-type="float" office:value="15.4639129727416">
            <text:p>15.46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85995814706212">
            <text:p>0.39</text:p>
          </table:table-cell>
          <table:table-cell office:value-type="string">
            <text:p>LifeDiff:</text:p>
          </table:table-cell>
          <table:table-cell office:value-type="float" office:value="52.7659847891666">
            <text:p>52.77</text:p>
          </table:table-cell>
          <table:table-cell office:value-type="string">
            <text:p>Best:</text:p>
          </table:table-cell>
          <table:table-cell office:value-type="float" office:value="15.459947545081">
            <text:p>15.4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6324456461182">
            <text:p>0.36</text:p>
          </table:table-cell>
          <table:table-cell office:value-type="string">
            <text:p>LifeDiff:</text:p>
          </table:table-cell>
          <table:table-cell office:value-type="float" office:value="59.608986907119">
            <text:p>59.61</text:p>
          </table:table-cell>
          <table:table-cell office:value-type="string">
            <text:p>Best:</text:p>
          </table:table-cell>
          <table:table-cell office:value-type="float" office:value="15.4614525228437">
            <text:p>15.4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519152247104741">
            <text:p>0.52</text:p>
          </table:table-cell>
          <table:table-cell office:value-type="string">
            <text:p>LifeDiff:</text:p>
          </table:table-cell>
          <table:table-cell office:value-type="float" office:value="32.5128746328325">
            <text:p>32.51</text:p>
          </table:table-cell>
          <table:table-cell office:value-type="string">
            <text:p>Best:</text:p>
          </table:table-cell>
          <table:table-cell office:value-type="float" office:value="15.4550216787479">
            <text:p>15.4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42973628640451">
            <text:p>0.64</text:p>
          </table:table-cell>
          <table:table-cell office:value-type="string">
            <text:p>LifeDiff:</text:p>
          </table:table-cell>
          <table:table-cell office:value-type="float" office:value="25.468763394677">
            <text:p>25.47</text:p>
          </table:table-cell>
          <table:table-cell office:value-type="string">
            <text:p>Best:</text:p>
          </table:table-cell>
          <table:table-cell office:value-type="float" office:value="13.6451587173017">
            <text:p>13.6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72011854630776">
            <text:p>0.37</text:p>
          </table:table-cell>
          <table:table-cell office:value-type="string">
            <text:p>LifeDiff:</text:p>
          </table:table-cell>
          <table:table-cell office:value-type="float" office:value="61.1468527170561">
            <text:p>61.15</text:p>
          </table:table-cell>
          <table:table-cell office:value-type="string">
            <text:p>Best:</text:p>
          </table:table-cell>
          <table:table-cell office:value-type="float" office:value="13.6168498051596">
            <text:p>13.6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87293635367204">
            <text:p>0.39</text:p>
          </table:table-cell>
          <table:table-cell office:value-type="string">
            <text:p>LifeDiff:</text:p>
          </table:table-cell>
          <table:table-cell office:value-type="float" office:value="54.8589944467159">
            <text:p>54.86</text:p>
          </table:table-cell>
          <table:table-cell office:value-type="string">
            <text:p>Best:</text:p>
          </table:table-cell>
          <table:table-cell office:value-type="float" office:value="13.6090547688112">
            <text:p>13.61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59993671183055">
            <text:p>0.46</text:p>
          </table:table-cell>
          <table:table-cell office:value-type="string">
            <text:p>LifeDiff:</text:p>
          </table:table-cell>
          <table:table-cell office:value-type="float" office:value="40.1808784594271">
            <text:p>40.18</text:p>
          </table:table-cell>
          <table:table-cell office:value-type="string">
            <text:p>Best:</text:p>
          </table:table-cell>
          <table:table-cell office:value-type="float" office:value="13.6593199668993">
            <text:p>13.6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15612568932587">
            <text:p>0.42</text:p>
          </table:table-cell>
          <table:table-cell office:value-type="string">
            <text:p>LifeDiff:</text:p>
          </table:table-cell>
          <table:table-cell office:value-type="float" office:value="47.9102419280007">
            <text:p>47.91</text:p>
          </table:table-cell>
          <table:table-cell office:value-type="string">
            <text:p>Best:</text:p>
          </table:table-cell>
          <table:table-cell office:value-type="float" office:value="13.6537209148042">
            <text:p>13.6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54420715236394">
            <text:p>0.45</text:p>
          </table:table-cell>
          <table:table-cell office:value-type="string">
            <text:p>LifeDiff:</text:p>
          </table:table-cell>
          <table:table-cell office:value-type="float" office:value="41.0512804832901">
            <text:p>41.05</text:p>
          </table:table-cell>
          <table:table-cell office:value-type="string">
            <text:p>Best:</text:p>
          </table:table-cell>
          <table:table-cell office:value-type="float" office:value="13.6206465256843">
            <text:p>13.6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1257822425261">
            <text:p>0.41</text:p>
          </table:table-cell>
          <table:table-cell office:value-type="string">
            <text:p>LifeDiff:</text:p>
          </table:table-cell>
          <table:table-cell office:value-type="float" office:value="48.7393917108142">
            <text:p>48.74</text:p>
          </table:table-cell>
          <table:table-cell office:value-type="string">
            <text:p>Best:</text:p>
          </table:table-cell>
          <table:table-cell office:value-type="float" office:value="13.6312493875652">
            <text:p>13.63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22431599408087">
            <text:p>0.42</text:p>
          </table:table-cell>
          <table:table-cell office:value-type="string">
            <text:p>LifeDiff:</text:p>
          </table:table-cell>
          <table:table-cell office:value-type="float" office:value="46.6214903480434">
            <text:p>46.62</text:p>
          </table:table-cell>
          <table:table-cell office:value-type="string">
            <text:p>Best:</text:p>
          </table:table-cell>
          <table:table-cell office:value-type="float" office:value="13.5776019767349">
            <text:p>13.5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91819636308192">
            <text:p>0.49</text:p>
          </table:table-cell>
          <table:table-cell office:value-type="string">
            <text:p>LifeDiff:</text:p>
          </table:table-cell>
          <table:table-cell office:value-type="float" office:value="36.1577133599156">
            <text:p>36.16</text:p>
          </table:table-cell>
          <table:table-cell office:value-type="string">
            <text:p>Best:</text:p>
          </table:table-cell>
          <table:table-cell office:value-type="float" office:value="13.5539465694442">
            <text:p>13.5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508644282526295">
            <text:p>0.51</text:p>
          </table:table-cell>
          <table:table-cell office:value-type="string">
            <text:p>LifeDiff:</text:p>
          </table:table-cell>
          <table:table-cell office:value-type="float" office:value="34.3404811849785">
            <text:p>34.34</text:p>
          </table:table-cell>
          <table:table-cell office:value-type="string">
            <text:p>Best:</text:p>
          </table:table-cell>
          <table:table-cell office:value-type="float" office:value="13.5449235405263">
            <text:p>13.5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58377249600832">
            <text:p>0.36</text:p>
          </table:table-cell>
          <table:table-cell office:value-type="string">
            <text:p>LifeDiff:</text:p>
          </table:table-cell>
          <table:table-cell office:value-type="float" office:value="65.353280401675">
            <text:p>65.35</text:p>
          </table:table-cell>
          <table:table-cell office:value-type="string">
            <text:p>Best:</text:p>
          </table:table-cell>
          <table:table-cell office:value-type="float" office:value="13.5158626058724">
            <text:p>13.5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19053648652666">
            <text:p>0.42</text:p>
          </table:table-cell>
          <table:table-cell office:value-type="string">
            <text:p>LifeDiff:</text:p>
          </table:table-cell>
          <table:table-cell office:value-type="float" office:value="47.3926770830171">
            <text:p>47.39</text:p>
          </table:table-cell>
          <table:table-cell office:value-type="string">
            <text:p>Best:</text:p>
          </table:table-cell>
          <table:table-cell office:value-type="float" office:value="13.498400269177">
            <text:p>13.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391396267879195">
            <text:p>0.39</text:p>
          </table:table-cell>
          <table:table-cell office:value-type="string">
            <text:p>LifeDiff:</text:p>
          </table:table-cell>
          <table:table-cell office:value-type="float" office:value="53.9429364878188">
            <text:p>53.94</text:p>
          </table:table-cell>
          <table:table-cell office:value-type="string">
            <text:p>Best:</text:p>
          </table:table-cell>
          <table:table-cell office:value-type="float" office:value="13.4870618630805">
            <text:p>13.4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578942671778961">
            <text:p>0.58</text:p>
          </table:table-cell>
          <table:table-cell office:value-type="string">
            <text:p>LifeDiff:</text:p>
          </table:table-cell>
          <table:table-cell office:value-type="float" office:value="28.5404024342673">
            <text:p>28.54</text:p>
          </table:table-cell>
          <table:table-cell office:value-type="string">
            <text:p>Best:</text:p>
          </table:table-cell>
          <table:table-cell office:value-type="float" office:value="13.4943847575473">
            <text:p>13.49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float" office:value="40.4474789989001">
            <text:p>40.45</text:p>
          </table:table-cell>
          <table:table-cell table:number-columns-repeated="10"/>
          <table:table-cell office:value-type="string">
            <text:p>INTERVAL DIFF</text:p>
          </table:table-cell>
          <table:table-cell office:value-type="string">
            <text:p>POVPRECJE</text:p>
          </table:table-cell>
        </table:table-row>
        <table:table-row table:style-name="ro1">
          <table:table-cell office:value-type="float" office:value="49.7692053537375">
            <text:p>49.77</text:p>
          </table:table-cell>
          <table:table-cell table:number-columns-repeated="10"/>
          <table:table-cell office:value-type="float" office:value="1.27">
            <text:p>1.27</text:p>
          </table:table-cell>
          <table:table-cell office:value-type="float" office:value="64.61">
            <text:p>64.61</text:p>
          </table:table-cell>
        </table:table-row>
        <table:table-row table:style-name="ro1">
          <table:table-cell office:value-type="float" office:value="49.888294045081">
            <text:p>49.89</text:p>
          </table:table-cell>
          <table:table-cell table:number-columns-repeated="4"/>
          <table:table-cell table:style-name="ce4"/>
          <table:table-cell table:number-columns-repeated="5"/>
          <table:table-cell office:value-type="float" office:value="2.09">
            <text:p>2.09</text:p>
          </table:table-cell>
          <table:table-cell office:value-type="float" office:value="42.42">
            <text:p>42.42</text:p>
          </table:table-cell>
        </table:table-row>
        <table:table-row table:style-name="ro1">
          <table:table-cell office:value-type="float" office:value="46.6755205112765">
            <text:p>46.68</text:p>
          </table:table-cell>
          <table:table-cell/>
          <table:table-cell table:formula="of:=AVERAGE([.A1:.A40])" office:value-type="float" office:value="47.8704503681359">
            <text:p>47.87</text:p>
          </table:table-cell>
          <table:table-cell table:number-columns-repeated="8"/>
          <table:table-cell office:value-type="float" office:value="0.69">
            <text:p>0.69</text:p>
          </table:table-cell>
          <table:table-cell office:value-type="float" office:value="39.71">
            <text:p>39.71</text:p>
          </table:table-cell>
        </table:table-row>
        <table:table-row table:style-name="ro1">
          <table:table-cell office:value-type="float" office:value="56.5923858354673">
            <text:p>56.59</text:p>
          </table:table-cell>
          <table:table-cell/>
          <table:table-cell table:formula="of:=STDEV([.A1:.A40])" office:value-type="float" office:value="3.88365417489125">
            <text:p>3.88</text:p>
          </table:table-cell>
          <table:table-cell table:number-columns-repeated="8"/>
          <table:table-cell office:value-type="float" office:value="2.36">
            <text:p>2.36</text:p>
          </table:table-cell>
          <table:table-cell office:value-type="float" office:value="51.86">
            <text:p>51.86</text:p>
          </table:table-cell>
        </table:table-row>
        <table:table-row table:style-name="ro1">
          <table:table-cell office:value-type="float" office:value="45.3387807395973">
            <text:p>45.34</text:p>
          </table:table-cell>
          <table:table-cell/>
          <table:table-cell table:formula="of:=[.C5]/SQRT(40)" office:value-type="float" office:value="0.614059641853913">
            <text:p>0.61</text:p>
          </table:table-cell>
          <table:table-cell table:number-columns-repeated="8"/>
          <table:table-cell office:value-type="float" office:value="0.58">
            <text:p>0.58</text:p>
          </table:table-cell>
          <table:table-cell office:value-type="float" office:value="72.15">
            <text:p>72.15</text:p>
          </table:table-cell>
        </table:table-row>
        <table:table-row table:style-name="ro1">
          <table:table-cell office:value-type="float" office:value="46.2851013782967">
            <text:p>46.29</text:p>
          </table:table-cell>
          <table:table-cell table:number-columns-repeated="10"/>
          <table:table-cell office:value-type="float" office:value="2.26">
            <text:p>2.26</text:p>
          </table:table-cell>
          <table:table-cell office:value-type="float" office:value="82.95">
            <text:p>82.95</text:p>
          </table:table-cell>
        </table:table-row>
        <table:table-row table:style-name="ro1">
          <table:table-cell office:value-type="float" office:value="40.7927788664485">
            <text:p>40.79</text:p>
          </table:table-cell>
          <table:table-cell/>
          <table:table-cell table:formula="of:=[.C4]-1.96*[.C6]" office:value-type="float" office:value="46.6668934701022">
            <text:p>46.67</text:p>
          </table:table-cell>
          <table:table-cell table:style-name="ce4" table:formula="of:=[.C4]+1.96*[.C6]" office:value-type="float" office:value="49.0740072661696">
            <text:p>49.07</text:p>
          </table:table-cell>
          <table:table-cell/>
          <table:table-cell table:formula="of:=[.D8]-[.C8]" office:value-type="float" office:value="2.40711379606734">
            <text:p>2.41</text:p>
          </table:table-cell>
          <table:table-cell table:number-columns-repeated="5"/>
          <table:table-cell office:value-type="float" office:value="2.74">
            <text:p>2.74</text:p>
          </table:table-cell>
          <table:table-cell office:value-type="float" office:value="63.55">
            <text:p>63.55</text:p>
          </table:table-cell>
        </table:table-row>
        <table:table-row table:style-name="ro1">
          <table:table-cell office:value-type="float" office:value="49.5273289497523">
            <text:p>49.53</text:p>
          </table:table-cell>
          <table:table-cell table:number-columns-repeated="10"/>
          <table:table-cell office:value-type="float" office:value="3.29">
            <text:p>3.29</text:p>
          </table:table-cell>
          <table:table-cell office:value-type="float" office:value="86.23">
            <text:p>86.23</text:p>
          </table:table-cell>
        </table:table-row>
        <table:table-row table:style-name="ro1">
          <table:table-cell office:value-type="float" office:value="46.2783863778939">
            <text:p>46.28</text:p>
          </table:table-cell>
          <table:table-cell table:number-columns-repeated="10"/>
          <table:table-cell office:value-type="float" office:value="0.92">
            <text:p>0.92</text:p>
          </table:table-cell>
          <table:table-cell office:value-type="float" office:value="81.83">
            <text:p>81.83</text:p>
          </table:table-cell>
        </table:table-row>
        <table:table-row table:style-name="ro1">
          <table:table-cell office:value-type="float" office:value="44.6694131464925">
            <text:p>44.67</text:p>
          </table:table-cell>
          <table:table-cell table:number-columns-repeated="10"/>
          <table:table-cell office:value-type="float" office:value="2.41">
            <text:p>2.41</text:p>
          </table:table-cell>
          <table:table-cell office:value-type="float" office:value="47.87">
            <text:p>47.87</text:p>
          </table:table-cell>
        </table:table-row>
        <table:table-row table:style-name="ro1">
          <table:table-cell office:value-type="float" office:value="49.3243946145641">
            <text:p>49.32</text:p>
          </table:table-cell>
          <table:table-cell table:number-columns-repeated="12"/>
        </table:table-row>
        <table:table-row table:style-name="ro1">
          <table:table-cell office:value-type="float" office:value="47.5289568615766">
            <text:p>47.53</text:p>
          </table:table-cell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office:value-type="float" office:value="47.9971250934145">
            <text:p>48</text:p>
          </table:table-cell>
          <table:table-cell table:number-columns-repeated="12"/>
        </table:table-row>
        <table:table-row table:style-name="ro1">
          <table:table-cell office:value-type="float" office:value="51.7241284074201">
            <text:p>51.72</text:p>
          </table:table-cell>
          <table:table-cell table:number-columns-repeated="12"/>
        </table:table-row>
        <table:table-row table:style-name="ro1">
          <table:table-cell office:value-type="float" office:value="44.6216572877492">
            <text:p>44.62</text:p>
          </table:table-cell>
          <table:table-cell table:number-columns-repeated="12"/>
        </table:table-row>
        <table:table-row table:style-name="ro1">
          <table:table-cell office:value-type="float" office:value="38.6879529759802">
            <text:p>38.69</text:p>
          </table:table-cell>
          <table:table-cell table:number-columns-repeated="12"/>
        </table:table-row>
        <table:table-row table:style-name="ro1">
          <table:table-cell office:value-type="float" office:value="46.3570356240637">
            <text:p>46.36</text:p>
          </table:table-cell>
          <table:table-cell table:number-columns-repeated="12"/>
        </table:table-row>
        <table:table-row table:style-name="ro1">
          <table:table-cell office:value-type="float" office:value="43.4627373125199">
            <text:p>43.46</text:p>
          </table:table-cell>
          <table:table-cell table:number-columns-repeated="12"/>
        </table:table-row>
        <table:table-row table:style-name="ro1">
          <table:table-cell office:value-type="float" office:value="49.2920489069508">
            <text:p>49.29</text:p>
          </table:table-cell>
          <table:table-cell table:number-columns-repeated="12"/>
        </table:table-row>
        <table:table-row table:style-name="ro1">
          <table:table-cell office:value-type="float" office:value="53.068125804899">
            <text:p>53.07</text:p>
          </table:table-cell>
          <table:table-cell table:number-columns-repeated="12"/>
        </table:table-row>
        <table:table-row table:style-name="ro1">
          <table:table-cell office:value-type="float" office:value="50.0653210738415">
            <text:p>50.07</text:p>
          </table:table-cell>
          <table:table-cell table:number-columns-repeated="12"/>
        </table:table-row>
        <table:table-row table:style-name="ro1">
          <table:table-cell office:value-type="float" office:value="46.6836849509591">
            <text:p>46.68</text:p>
          </table:table-cell>
          <table:table-cell table:number-columns-repeated="12"/>
        </table:table-row>
        <table:table-row table:style-name="ro1">
          <table:table-cell office:value-type="float" office:value="40.9919162029356">
            <text:p>40.99</text:p>
          </table:table-cell>
          <table:table-cell table:number-columns-repeated="12"/>
        </table:table-row>
        <table:table-row table:style-name="ro1">
          <table:table-cell office:value-type="float" office:value="52.6730937579591">
            <text:p>52.67</text:p>
          </table:table-cell>
          <table:table-cell table:number-columns-repeated="12"/>
        </table:table-row>
        <table:table-row table:style-name="ro1">
          <table:table-cell office:value-type="float" office:value="51.2390614898628">
            <text:p>51.24</text:p>
          </table:table-cell>
          <table:table-cell table:number-columns-repeated="12"/>
        </table:table-row>
        <table:table-row table:style-name="ro1">
          <table:table-cell office:value-type="float" office:value="49.5672269221237">
            <text:p>49.57</text:p>
          </table:table-cell>
          <table:table-cell table:number-columns-repeated="12"/>
        </table:table-row>
        <table:table-row table:style-name="ro1">
          <table:table-cell office:value-type="float" office:value="50.5780779109777">
            <text:p>50.58</text:p>
          </table:table-cell>
          <table:table-cell table:number-columns-repeated="12"/>
        </table:table-row>
        <table:table-row table:style-name="ro1">
          <table:table-cell office:value-type="float" office:value="43.5218553632432">
            <text:p>43.52</text:p>
          </table:table-cell>
          <table:table-cell table:number-columns-repeated="12"/>
        </table:table-row>
        <table:table-row table:style-name="ro1">
          <table:table-cell office:value-type="float" office:value="53.5715033456759">
            <text:p>53.57</text:p>
          </table:table-cell>
          <table:table-cell table:number-columns-repeated="12"/>
        </table:table-row>
        <table:table-row table:style-name="ro1">
          <table:table-cell office:value-type="float" office:value="52.3821741805108">
            <text:p>52.38</text:p>
          </table:table-cell>
          <table:table-cell table:number-columns-repeated="12"/>
        </table:table-row>
        <table:table-row table:style-name="ro1">
          <table:table-cell office:value-type="float" office:value="47.7962522489125">
            <text:p>47.8</text:p>
          </table:table-cell>
          <table:table-cell table:number-columns-repeated="12"/>
        </table:table-row>
        <table:table-row table:style-name="ro1">
          <table:table-cell office:value-type="float" office:value="45.0761123632392">
            <text:p>45.08</text:p>
          </table:table-cell>
          <table:table-cell table:number-columns-repeated="12"/>
        </table:table-row>
        <table:table-row table:style-name="ro1">
          <table:table-cell office:value-type="float" office:value="49.8751723060848">
            <text:p>49.88</text:p>
          </table:table-cell>
          <table:table-cell table:number-columns-repeated="12"/>
        </table:table-row>
        <table:table-row table:style-name="ro1">
          <table:table-cell office:value-type="float" office:value="48.3928236650849">
            <text:p>48.39</text:p>
          </table:table-cell>
          <table:table-cell table:number-columns-repeated="12"/>
        </table:table-row>
        <table:table-row table:style-name="ro1">
          <table:table-cell office:value-type="float" office:value="52.890896104049">
            <text:p>52.89</text:p>
          </table:table-cell>
          <table:table-cell table:number-columns-repeated="12"/>
        </table:table-row>
        <table:table-row table:style-name="ro1">
          <table:table-cell office:value-type="float" office:value="47.4596417335036">
            <text:p>47.46</text:p>
          </table:table-cell>
          <table:table-cell table:number-columns-repeated="12"/>
        </table:table-row>
        <table:table-row table:style-name="ro1">
          <table:table-cell office:value-type="float" office:value="48.4522080298386">
            <text:p>48.45</text:p>
          </table:table-cell>
          <table:table-cell table:number-columns-repeated="12"/>
        </table:table-row>
        <table:table-row table:style-name="ro1">
          <table:table-cell office:value-type="float" office:value="48.8242600822027">
            <text:p>48.82</text:p>
          </table:table-cell>
          <table:table-cell table:number-columns-repeated="12"/>
        </table:table-row>
        <table:table-row table:style-name="ro1">
          <table:table-cell office:value-type="float" office:value="46.4478959023498">
            <text:p>46.45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6/03/2011</text:date>, <text:time>21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ros </meta:initial-creator>
    <meta:creation-date>2011-05-05T08:22:40</meta:creation-date>
    <dc:date>2011-06-03T21:44:00</dc:date>
    <dc:creator>uros </dc:creator>
    <meta:editing-duration>PT03H06M18S</meta:editing-duration>
    <meta:editing-cycles>5</meta:editing-cycles>
    <meta:generator>OpenOffice.org/3.1$Unix OpenOffice.org_project/310m19$Build-9420</meta:generator>
    <meta:document-statistic meta:table-count="3" meta:cell-count="8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 chart:regression-type="linear"/>
      <style:graphic-properties draw:stroke="solid" svg:stroke-width="0.088cm" svg:stroke-color="#004586" svg:stroke-opacity="10%" draw:fill-color="#004586" draw:opacity="1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cm" svg:stroke-color="#004586" svg:stroke-opacity="100%" draw:stroke-linejoin="none"/>
    </style:style>
    <style:style style:name="ch8" style:family="chart">
      <style:chart-properties chart:symbol-type="none" chart:regression-type="linear"/>
      <style:graphic-properties draw:stroke="solid" svg:stroke-width="0.051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ff420e" svg:stroke-opacity="100%" draw:stroke-linejoin="non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7.044cm" svg:height="6.987cm" chart:class="chart:scatter" chart:style-name="ch1">
        <chart:legend chart:legend-position="end" svg:x="20.509cm" svg:y="2.172cm" chart:style-name="ch2"/>
        <chart:plot-area chart:style-name="ch3" chart:data-source-has-labels="both" svg:x="0.54cm" svg:y="0.139cm" svg:width="19.43cm" svg:height="6.57cm">
          <chart:axis chart:dimension="x" chart:name="primary-x" chart:style-name="ch4">
            <chart:categories table:cell-range-address="local-table.$A$2:.$A$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4" chart:label-cell-address="local-table.$C$1" chart:class="chart:scatter">
            <chart:domain table:cell-range-address="local-table.$B$2:.$B$54"/>
            <chart:regression-curve chart:style-name="ch7"/>
            <chart:data-point chart:repeated="53"/>
          </chart:series>
          <chart:series chart:style-name="ch8" chart:values-cell-range-address="local-table.$D$2:.$D$54" chart:label-cell-address="local-table.$A$2:.$A$54" chart:class="chart:scatter">
            <chart:regression-curve chart:style-name="ch9"/>
            <chart:data-point chart:repeated="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population Life diff</text:p>
              </table:table-cell>
              <table:table-cell office:value-type="string">
                <text:p>Best individual Life diff</text:p>
              </table:table-cell>
            </table:table-row>
          </table:table-header-rows>
          <table:table-rows>
            <table:table-row>
              <table:table-cell office:value-type="string">
                <text:p>Best individual Life diff</text:p>
              </table:table-cell>
              <table:table-cell office:value-type="float" office:value="0">
                <text:p>0</text:p>
              </table:table-cell>
              <table:table-cell office:value-type="float" office:value="57.2763791403743">
                <text:p>57.2763791403743</text:p>
              </table:table-cell>
              <table:table-cell office:value-type="float" office:value="29.7851059169052">
                <text:p>29.7851059169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9.9634724948363">
                <text:p>49.9634724948363</text:p>
              </table:table-cell>
              <table:table-cell office:value-type="float" office:value="23.3219895824849">
                <text:p>23.3219895824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1.8006595638096">
                <text:p>51.8006595638096</text:p>
              </table:table-cell>
              <table:table-cell office:value-type="float" office:value="22.7021416474627">
                <text:p>22.7021416474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9.3579300955665">
                <text:p>49.3579300955665</text:p>
              </table:table-cell>
              <table:table-cell office:value-type="float" office:value="23.1423065843099">
                <text:p>23.1423065843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6.7980816768023">
                <text:p>56.7980816768023</text:p>
              </table:table-cell>
              <table:table-cell office:value-type="float" office:value="22.6330396280443">
                <text:p>22.6330396280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1.1274900692788">
                <text:p>51.1274900692788</text:p>
              </table:table-cell>
              <table:table-cell office:value-type="float" office:value="21.367153590693">
                <text:p>21.367153590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35.8653452825338">
                <text:p>35.8653452825338</text:p>
              </table:table-cell>
              <table:table-cell office:value-type="float" office:value="22.1125719731561">
                <text:p>22.1125719731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79.4799102149176">
                <text:p>79.4799102149176</text:p>
              </table:table-cell>
              <table:table-cell office:value-type="float" office:value="23.2616376588137">
                <text:p>23.2616376588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64.4673253733329">
                <text:p>64.4673253733329</text:p>
              </table:table-cell>
              <table:table-cell office:value-type="float" office:value="22.9136364320685">
                <text:p>22.9136364320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44.0424144047418">
                <text:p>44.0424144047418</text:p>
              </table:table-cell>
              <table:table-cell office:value-type="float" office:value="22.0302887768974">
                <text:p>22.0302887768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4.4538252700944">
                <text:p>44.4538252700944</text:p>
              </table:table-cell>
              <table:table-cell office:value-type="float" office:value="21.5080633017364">
                <text:p>21.5080633017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47.7798940091881">
                <text:p>47.7798940091881</text:p>
              </table:table-cell>
              <table:table-cell office:value-type="float" office:value="23.157073220078">
                <text:p>23.157073220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62.246415413638">
                <text:p>62.246415413638</text:p>
              </table:table-cell>
              <table:table-cell office:value-type="float" office:value="20.5708016803983">
                <text:p>20.5708016803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31.1539284321769">
                <text:p>31.1539284321769</text:p>
              </table:table-cell>
              <table:table-cell office:value-type="float" office:value="21.4338541249062">
                <text:p>21.4338541249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47.1273029410518">
                <text:p>47.1273029410518</text:p>
              </table:table-cell>
              <table:table-cell office:value-type="float" office:value="22.5900707721133">
                <text:p>22.5900707721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45.5455708221164">
                <text:p>45.5455708221164</text:p>
              </table:table-cell>
              <table:table-cell office:value-type="float" office:value="22.5655843616395">
                <text:p>22.5655843616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56.374496038446">
                <text:p>56.374496038446</text:p>
              </table:table-cell>
              <table:table-cell office:value-type="float" office:value="21.4749500683997">
                <text:p>21.4749500683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76.4446245767648">
                <text:p>76.4446245767648</text:p>
              </table:table-cell>
              <table:table-cell office:value-type="float" office:value="21.9671197414339">
                <text:p>21.9671197414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52.2237159273704">
                <text:p>52.2237159273704</text:p>
              </table:table-cell>
              <table:table-cell office:value-type="float" office:value="23.2861216462745">
                <text:p>23.2861216462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34.1781431488898">
                <text:p>34.1781431488898</text:p>
              </table:table-cell>
              <table:table-cell office:value-type="float" office:value="22.0561468649454">
                <text:p>22.0561468649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2.5917714867289">
                <text:p>42.5917714867289</text:p>
              </table:table-cell>
              <table:table-cell office:value-type="float" office:value="20.3879690056983">
                <text:p>20.3879690056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40.6737009007098">
                <text:p>40.6737009007098</text:p>
              </table:table-cell>
              <table:table-cell office:value-type="float" office:value="22.4428291934157">
                <text:p>22.4428291934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65.4997736726041">
                <text:p>65.4997736726041</text:p>
              </table:table-cell>
              <table:table-cell office:value-type="float" office:value="20.2610607967473">
                <text:p>20.2610607967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43.880335979738">
                <text:p>43.880335979738</text:p>
              </table:table-cell>
              <table:table-cell office:value-type="float" office:value="21.1278124140665">
                <text:p>21.1278124140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50.2456768687129">
                <text:p>50.2456768687129</text:p>
              </table:table-cell>
              <table:table-cell office:value-type="float" office:value="17.5423372731049">
                <text:p>17.5423372731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57.6992047617808">
                <text:p>57.6992047617808</text:p>
              </table:table-cell>
              <table:table-cell office:value-type="float" office:value="17.5902365818424">
                <text:p>17.5902365818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45.9143388365177">
                <text:p>45.9143388365177</text:p>
              </table:table-cell>
              <table:table-cell office:value-type="float" office:value="18.1301264781965">
                <text:p>18.1301264781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16.9974414789904">
                <text:p>16.9974414789904</text:p>
              </table:table-cell>
              <table:table-cell office:value-type="float" office:value="15.5523963975448">
                <text:p>15.5523963975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0.095372230194">
                <text:p>30.095372230194</text:p>
              </table:table-cell>
              <table:table-cell office:value-type="float" office:value="15.5486001079691">
                <text:p>15.5486001079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64.6181370134974">
                <text:p>64.6181370134974</text:p>
              </table:table-cell>
              <table:table-cell office:value-type="float" office:value="15.5304448317916">
                <text:p>15.5304448317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43.7131711793649">
                <text:p>43.7131711793649</text:p>
              </table:table-cell>
              <table:table-cell office:value-type="float" office:value="15.5829745121053">
                <text:p>15.5829745121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46.0497798669414">
                <text:p>46.0497798669414</text:p>
              </table:table-cell>
              <table:table-cell office:value-type="float" office:value="15.6077413253822">
                <text:p>15.6077413253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41.3787685190154">
                <text:p>41.3787685190154</text:p>
              </table:table-cell>
              <table:table-cell office:value-type="float" office:value="15.6185671004799">
                <text:p>15.6185671004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61.2476639128665">
                <text:p>61.2476639128665</text:p>
              </table:table-cell>
              <table:table-cell office:value-type="float" office:value="15.4864264937726">
                <text:p>15.4864264937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74.8521873855644">
                <text:p>74.8521873855644</text:p>
              </table:table-cell>
              <table:table-cell office:value-type="float" office:value="15.4172735365226">
                <text:p>15.4172735365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64.734273610324">
                <text:p>64.734273610324</text:p>
              </table:table-cell>
              <table:table-cell office:value-type="float" office:value="15.4417220378484">
                <text:p>15.4417220378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37.3920252904733">
                <text:p>37.3920252904733</text:p>
              </table:table-cell>
              <table:table-cell office:value-type="float" office:value="15.4074751898673">
                <text:p>15.4074751898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54.4698732966254">
                <text:p>54.4698732966254</text:p>
              </table:table-cell>
              <table:table-cell office:value-type="float" office:value="15.5495777416779">
                <text:p>15.5495777416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33.5628672960595">
                <text:p>33.5628672960595</text:p>
              </table:table-cell>
              <table:table-cell office:value-type="float" office:value="15.5846901405627">
                <text:p>15.5846901405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66.3823730771858">
                <text:p>66.3823730771858</text:p>
              </table:table-cell>
              <table:table-cell office:value-type="float" office:value="15.4311787150937">
                <text:p>15.4311787150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61.6905299206842">
                <text:p>61.6905299206842</text:p>
              </table:table-cell>
              <table:table-cell office:value-type="float" office:value="15.4804921085493">
                <text:p>15.4804921085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39.1633582398396">
                <text:p>39.1633582398396</text:p>
              </table:table-cell>
              <table:table-cell office:value-type="float" office:value="15.4387393171463">
                <text:p>15.4387393171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52.5554318340011">
                <text:p>52.5554318340011</text:p>
              </table:table-cell>
              <table:table-cell office:value-type="float" office:value="15.4656666568792">
                <text:p>15.4656666568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57.2468362047413">
                <text:p>57.2468362047413</text:p>
              </table:table-cell>
              <table:table-cell office:value-type="float" office:value="15.5304453549869">
                <text:p>15.5304453549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48.2215284003325">
                <text:p>48.2215284003325</text:p>
              </table:table-cell>
              <table:table-cell office:value-type="float" office:value="15.6020119389122">
                <text:p>15.6020119389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46.5413867645393">
                <text:p>46.5413867645393</text:p>
              </table:table-cell>
              <table:table-cell office:value-type="float" office:value="15.3689882726788">
                <text:p>15.3689882726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44.1380094455588">
                <text:p>44.1380094455588</text:p>
              </table:table-cell>
              <table:table-cell office:value-type="float" office:value="15.5886798621119">
                <text:p>15.5886798621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42.9131276331957">
                <text:p>42.9131276331957</text:p>
              </table:table-cell>
              <table:table-cell office:value-type="float" office:value="15.3951200308868">
                <text:p>15.3951200308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31.246895502373">
                <text:p>31.246895502373</text:p>
              </table:table-cell>
              <table:table-cell office:value-type="float" office:value="15.5478645822536">
                <text:p>15.5478645822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45.9652523672584">
                <text:p>45.9652523672584</text:p>
              </table:table-cell>
              <table:table-cell office:value-type="float" office:value="15.437879387092">
                <text:p>15.437879387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35.8002309104507">
                <text:p>35.8002309104507</text:p>
              </table:table-cell>
              <table:table-cell office:value-type="float" office:value="15.4088200540955">
                <text:p>15.4088200540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59.3779826079861">
                <text:p>59.3779826079861</text:p>
              </table:table-cell>
              <table:table-cell office:value-type="float" office:value="15.5972042571027">
                <text:p>15.5972042571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31.2466880234861">
                <text:p>31.2466880234861</text:p>
              </table:table-cell>
              <table:table-cell office:value-type="float" office:value="15.6265716962025">
                <text:p>15.6265716962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 chart:regression-type="linear"/>
      <style:graphic-properties draw:stroke="solid" svg:stroke-width="0.088cm" svg:stroke-color="#004586" svg:stroke-opacity="10%" draw:fill-color="#004586" draw:opacity="10%" dr3d:edge-rounding="0%"/>
      <style:text-properties fo:font-size="6pt" style:font-size-asian="6pt" style:font-size-complex="6pt"/>
    </style:style>
    <style:style style:name="ch7" style:family="chart">
      <style:graphic-properties draw:stroke="solid" svg:stroke-width="0cm" svg:stroke-color="#004586" svg:stroke-opacity="100%" draw:stroke-linejoin="none"/>
    </style:style>
    <style:style style:name="ch8" style:family="chart">
      <style:chart-properties chart:symbol-type="none" chart:regression-type="linear"/>
      <style:graphic-properties draw:stroke="solid" svg:stroke-width="0.051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cm" svg:stroke-color="#ff420e" svg:stroke-opacity="100%" draw:stroke-linejoin="non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2.717cm" svg:height="6.987cm" chart:class="chart:scatter" chart:style-name="ch1">
        <chart:legend chart:legend-position="end" svg:x="24.878cm" svg:y="2.331cm" chart:style-name="ch2"/>
        <chart:plot-area chart:style-name="ch3" chart:data-source-has-labels="both" svg:x="0.654cm" svg:y="0.139cm" svg:width="23.571cm" svg:height="6.57cm">
          <chart:axis chart:dimension="x" chart:name="primary-x" chart:style-name="ch4">
            <chart:categories table:cell-range-address="local-table.$A$2:.$A$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9" chart:label-cell-address="local-table.$C$1" chart:class="chart:scatter">
            <chart:domain table:cell-range-address="local-table.$B$2:.$B$79"/>
            <chart:regression-curve chart:style-name="ch7"/>
            <chart:data-point chart:repeated="78"/>
          </chart:series>
          <chart:series chart:style-name="ch8" chart:values-cell-range-address="local-table.$D$2:.$D$79" chart:label-cell-address="local-table.$A$2:.$A$79" chart:class="chart:scatter">
            <chart:regression-curve chart:style-name="ch9"/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erage population Life diff</text:p>
              </table:table-cell>
              <table:table-cell office:value-type="string">
                <text:p>Best individual Life diff</text:p>
              </table:table-cell>
            </table:table-row>
          </table:table-header-rows>
          <table:table-rows>
            <table:table-row>
              <table:table-cell office:value-type="string">
                <text:p>Best individual Life diff</text:p>
              </table:table-cell>
              <table:table-cell office:value-type="float" office:value="0">
                <text:p>0</text:p>
              </table:table-cell>
              <table:table-cell office:value-type="float" office:value="63.6411515697763">
                <text:p>63.6411515697763</text:p>
              </table:table-cell>
              <table:table-cell office:value-type="float" office:value="42.8865310833134">
                <text:p>42.886531083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5.4309205321496">
                <text:p>65.4309205321496</text:p>
              </table:table-cell>
              <table:table-cell office:value-type="float" office:value="26.48020244485">
                <text:p>26.48020244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8.4067825187167">
                <text:p>48.4067825187167</text:p>
              </table:table-cell>
              <table:table-cell office:value-type="float" office:value="26.2431694088059">
                <text:p>26.2431694088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0.9017935137323">
                <text:p>60.9017935137323</text:p>
              </table:table-cell>
              <table:table-cell office:value-type="float" office:value="26.3595037148924">
                <text:p>26.3595037148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1.3423957400639">
                <text:p>51.3423957400639</text:p>
              </table:table-cell>
              <table:table-cell office:value-type="float" office:value="26.417873896933">
                <text:p>26.417873896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64.3091381319661">
                <text:p>64.3091381319661</text:p>
              </table:table-cell>
              <table:table-cell office:value-type="float" office:value="26.6201416220313">
                <text:p>26.6201416220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61.1873648050345">
                <text:p>61.1873648050345</text:p>
              </table:table-cell>
              <table:table-cell office:value-type="float" office:value="26.5431555105981">
                <text:p>26.5431555105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74.5055349678133">
                <text:p>74.5055349678133</text:p>
              </table:table-cell>
              <table:table-cell office:value-type="float" office:value="26.5272586953453">
                <text:p>26.5272586953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60.2755164426805">
                <text:p>60.2755164426805</text:p>
              </table:table-cell>
              <table:table-cell office:value-type="float" office:value="26.5868993267141">
                <text:p>26.5868993267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5.035057232554">
                <text:p>65.035057232554</text:p>
              </table:table-cell>
              <table:table-cell office:value-type="float" office:value="26.6614182665634">
                <text:p>26.6614182665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32.9229406632977">
                <text:p>32.9229406632977</text:p>
              </table:table-cell>
              <table:table-cell office:value-type="float" office:value="26.7258291676958">
                <text:p>26.7258291676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69.9366469587973">
                <text:p>69.9366469587973</text:p>
              </table:table-cell>
              <table:table-cell office:value-type="float" office:value="26.7062779034637">
                <text:p>26.7062779034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36.0434471444621">
                <text:p>36.0434471444621</text:p>
              </table:table-cell>
              <table:table-cell office:value-type="float" office:value="26.7448412093517">
                <text:p>26.744841209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42.7363450792171">
                <text:p>42.7363450792171</text:p>
              </table:table-cell>
              <table:table-cell office:value-type="float" office:value="26.790823397515">
                <text:p>26.790823397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7.2054509270036">
                <text:p>77.2054509270036</text:p>
              </table:table-cell>
              <table:table-cell office:value-type="float" office:value="26.8036698233582">
                <text:p>26.803669823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67.3195971509091">
                <text:p>67.3195971509091</text:p>
              </table:table-cell>
              <table:table-cell office:value-type="float" office:value="26.8508263462304">
                <text:p>26.8508263462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6.8687722680617">
                <text:p>26.8687722680617</text:p>
              </table:table-cell>
              <table:table-cell office:value-type="float" office:value="25.6479473151394">
                <text:p>25.6479473151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8.7483257070514">
                <text:p>28.7483257070514</text:p>
              </table:table-cell>
              <table:table-cell office:value-type="float" office:value="15.5850406497173">
                <text:p>15.5850406497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56.2059353045245">
                <text:p>56.2059353045245</text:p>
              </table:table-cell>
              <table:table-cell office:value-type="float" office:value="15.54914688402">
                <text:p>15.54914688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51.7348719885761">
                <text:p>51.7348719885761</text:p>
              </table:table-cell>
              <table:table-cell office:value-type="float" office:value="15.6093634640524">
                <text:p>15.6093634640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31.9297214875796">
                <text:p>31.9297214875796</text:p>
              </table:table-cell>
              <table:table-cell office:value-type="float" office:value="15.6654701453751">
                <text:p>15.665470145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2.3053684733622">
                <text:p>22.3053684733622</text:p>
              </table:table-cell>
              <table:table-cell office:value-type="float" office:value="15.6875626600494">
                <text:p>15.6875626600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64.0600609138909">
                <text:p>64.0600609138909</text:p>
              </table:table-cell>
              <table:table-cell office:value-type="float" office:value="15.6739185885133">
                <text:p>15.6739185885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55.2880430650737">
                <text:p>55.2880430650737</text:p>
              </table:table-cell>
              <table:table-cell office:value-type="float" office:value="15.6314176763829">
                <text:p>15.631417676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51.2428007518655">
                <text:p>51.2428007518655</text:p>
              </table:table-cell>
              <table:table-cell office:value-type="float" office:value="15.6258846677739">
                <text:p>15.6258846677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30.0097001013106">
                <text:p>30.0097001013106</text:p>
              </table:table-cell>
              <table:table-cell office:value-type="float" office:value="15.6046281435652">
                <text:p>15.604628143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7.5513134119964">
                <text:p>27.5513134119964</text:p>
              </table:table-cell>
              <table:table-cell office:value-type="float" office:value="15.6429510137243">
                <text:p>15.6429510137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19.7329088457575">
                <text:p>19.7329088457575</text:p>
              </table:table-cell>
              <table:table-cell office:value-type="float" office:value="15.6358961089055">
                <text:p>15.6358961089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90.9723241099857">
                <text:p>90.9723241099857</text:p>
              </table:table-cell>
              <table:table-cell office:value-type="float" office:value="15.6384179536287">
                <text:p>15.638417953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74.7213734363604">
                <text:p>74.7213734363604</text:p>
              </table:table-cell>
              <table:table-cell office:value-type="float" office:value="15.6479409204396">
                <text:p>15.6479409204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73.9535136464189">
                <text:p>73.9535136464189</text:p>
              </table:table-cell>
              <table:table-cell office:value-type="float" office:value="15.6643254586559">
                <text:p>15.6643254586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68.0274237727321">
                <text:p>68.0274237727321</text:p>
              </table:table-cell>
              <table:table-cell office:value-type="float" office:value="15.6814677401405">
                <text:p>15.6814677401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21.8764549843597">
                <text:p>21.8764549843597</text:p>
              </table:table-cell>
              <table:table-cell office:value-type="float" office:value="15.6791143244176">
                <text:p>15.6791143244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47.6870933836032">
                <text:p>47.6870933836032</text:p>
              </table:table-cell>
              <table:table-cell office:value-type="float" office:value="15.6657305580918">
                <text:p>15.6657305580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46.2571142542916">
                <text:p>46.2571142542916</text:p>
              </table:table-cell>
              <table:table-cell office:value-type="float" office:value="15.3873313093201">
                <text:p>15.3873313093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62.515173781419">
                <text:p>62.515173781419</text:p>
              </table:table-cell>
              <table:table-cell office:value-type="float" office:value="15.4809020450454">
                <text:p>15.4809020450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58.4987451005429">
                <text:p>58.4987451005429</text:p>
              </table:table-cell>
              <table:table-cell office:value-type="float" office:value="15.514582824227">
                <text:p>15.514582824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65.5528594732366">
                <text:p>65.5528594732366</text:p>
              </table:table-cell>
              <table:table-cell office:value-type="float" office:value="15.5443310264437">
                <text:p>15.5443310264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45.1697878843569">
                <text:p>45.1697878843569</text:p>
              </table:table-cell>
              <table:table-cell office:value-type="float" office:value="15.518812940859">
                <text:p>15.518812940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52.1322235041064">
                <text:p>52.1322235041064</text:p>
              </table:table-cell>
              <table:table-cell office:value-type="float" office:value="15.5063130011937">
                <text:p>15.5063130011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46.9857834534493">
                <text:p>46.9857834534493</text:p>
              </table:table-cell>
              <table:table-cell office:value-type="float" office:value="15.4954863191096">
                <text:p>15.4954863191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55.4285570747903">
                <text:p>55.4285570747903</text:p>
              </table:table-cell>
              <table:table-cell office:value-type="float" office:value="15.4746090861949">
                <text:p>15.4746090861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67.6532055020715">
                <text:p>67.6532055020715</text:p>
              </table:table-cell>
              <table:table-cell office:value-type="float" office:value="15.4659633173504">
                <text:p>15.4659633173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47.5125043098698">
                <text:p>47.5125043098698</text:p>
              </table:table-cell>
              <table:table-cell office:value-type="float" office:value="15.4388030242285">
                <text:p>15.4388030242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60.9290109624394">
                <text:p>60.9290109624394</text:p>
              </table:table-cell>
              <table:table-cell office:value-type="float" office:value="15.4391474192566">
                <text:p>15.4391474192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42.4363598513478">
                <text:p>42.4363598513478</text:p>
              </table:table-cell>
              <table:table-cell office:value-type="float" office:value="15.4353652102705">
                <text:p>15.4353652102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58.0967988457651">
                <text:p>58.0967988457651</text:p>
              </table:table-cell>
              <table:table-cell office:value-type="float" office:value="15.4387559080199">
                <text:p>15.4387559080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41.2655500997957">
                <text:p>41.2655500997957</text:p>
              </table:table-cell>
              <table:table-cell office:value-type="float" office:value="15.42604442094">
                <text:p>15.42604442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42.2131265039806">
                <text:p>42.2131265039806</text:p>
              </table:table-cell>
              <table:table-cell office:value-type="float" office:value="15.4276752664871">
                <text:p>15.4276752664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36.4730231911793">
                <text:p>36.4730231911793</text:p>
              </table:table-cell>
              <table:table-cell office:value-type="float" office:value="15.4284460148819">
                <text:p>15.4284460148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60.6279781115303">
                <text:p>60.6279781115303</text:p>
              </table:table-cell>
              <table:table-cell office:value-type="float" office:value="15.4195374820386">
                <text:p>15.4195374820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59.3473848427231">
                <text:p>59.3473848427231</text:p>
              </table:table-cell>
              <table:table-cell office:value-type="float" office:value="15.430635633355">
                <text:p>15.430635633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6.8986029220807">
                <text:p>66.8986029220807</text:p>
              </table:table-cell>
              <table:table-cell office:value-type="float" office:value="15.4361239418543">
                <text:p>15.4361239418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58.6967427490208">
                <text:p>58.6967427490208</text:p>
              </table:table-cell>
              <table:table-cell office:value-type="float" office:value="15.4482081390464">
                <text:p>15.4482081390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42.90734417112">
                <text:p>42.90734417112</text:p>
              </table:table-cell>
              <table:table-cell office:value-type="float" office:value="15.450947492232">
                <text:p>15.450947492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4.1789169360365">
                <text:p>64.1789169360365</text:p>
              </table:table-cell>
              <table:table-cell office:value-type="float" office:value="15.4520489959542">
                <text:p>15.4520489959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67.4816676986373">
                <text:p>67.4816676986373</text:p>
              </table:table-cell>
              <table:table-cell office:value-type="float" office:value="15.4614371043124">
                <text:p>15.4614371043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45.6363218024844">
                <text:p>45.6363218024844</text:p>
              </table:table-cell>
              <table:table-cell office:value-type="float" office:value="15.467216299996">
                <text:p>15.4672162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61.5284465274469">
                <text:p>61.5284465274469</text:p>
              </table:table-cell>
              <table:table-cell office:value-type="float" office:value="15.4630839393757">
                <text:p>15.4630839393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71.6801627718925">
                <text:p>71.6801627718925</text:p>
              </table:table-cell>
              <table:table-cell office:value-type="float" office:value="15.460200937377">
                <text:p>15.460200937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35.637525085844">
                <text:p>35.637525085844</text:p>
              </table:table-cell>
              <table:table-cell office:value-type="float" office:value="15.4639129727416">
                <text:p>15.4639129727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52.7659847891666">
                <text:p>52.7659847891666</text:p>
              </table:table-cell>
              <table:table-cell office:value-type="float" office:value="15.459947545081">
                <text:p>15.45994754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59.608986907119">
                <text:p>59.608986907119</text:p>
              </table:table-cell>
              <table:table-cell office:value-type="float" office:value="15.4614525228437">
                <text:p>15.4614525228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32.5128746328325">
                <text:p>32.5128746328325</text:p>
              </table:table-cell>
              <table:table-cell office:value-type="float" office:value="15.4550216787479">
                <text:p>15.4550216787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25.468763394677">
                <text:p>25.468763394677</text:p>
              </table:table-cell>
              <table:table-cell office:value-type="float" office:value="13.6451587173017">
                <text:p>13.6451587173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61.1468527170561">
                <text:p>61.1468527170561</text:p>
              </table:table-cell>
              <table:table-cell office:value-type="float" office:value="13.6168498051596">
                <text:p>13.6168498051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54.8589944467159">
                <text:p>54.8589944467159</text:p>
              </table:table-cell>
              <table:table-cell office:value-type="float" office:value="13.6090547688112">
                <text:p>13.6090547688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  <table:table-cell office:value-type="float" office:value="40.1808784594271">
                <text:p>40.1808784594271</text:p>
              </table:table-cell>
              <table:table-cell office:value-type="float" office:value="13.6593199668993">
                <text:p>13.6593199668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47.9102419280007">
                <text:p>47.9102419280007</text:p>
              </table:table-cell>
              <table:table-cell office:value-type="float" office:value="13.6537209148042">
                <text:p>13.6537209148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41.0512804832901">
                <text:p>41.0512804832901</text:p>
              </table:table-cell>
              <table:table-cell office:value-type="float" office:value="13.6206465256843">
                <text:p>13.6206465256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48.7393917108142">
                <text:p>48.7393917108142</text:p>
              </table:table-cell>
              <table:table-cell office:value-type="float" office:value="13.6312493875652">
                <text:p>13.6312493875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46.6214903480434">
                <text:p>46.6214903480434</text:p>
              </table:table-cell>
              <table:table-cell office:value-type="float" office:value="13.5776019767349">
                <text:p>13.5776019767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36.1577133599156">
                <text:p>36.1577133599156</text:p>
              </table:table-cell>
              <table:table-cell office:value-type="float" office:value="13.5539465694442">
                <text:p>13.5539465694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34.3404811849785">
                <text:p>34.3404811849785</text:p>
              </table:table-cell>
              <table:table-cell office:value-type="float" office:value="13.5449235405263">
                <text:p>13.5449235405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65.353280401675">
                <text:p>65.353280401675</text:p>
              </table:table-cell>
              <table:table-cell office:value-type="float" office:value="13.5158626058724">
                <text:p>13.5158626058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47.3926770830171">
                <text:p>47.3926770830171</text:p>
              </table:table-cell>
              <table:table-cell office:value-type="float" office:value="13.498400269177">
                <text:p>13.498400269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53.9429364878188">
                <text:p>53.9429364878188</text:p>
              </table:table-cell>
              <table:table-cell office:value-type="float" office:value="13.4870618630805">
                <text:p>13.4870618630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28.5404024342673">
                <text:p>28.5404024342673</text:p>
              </table:table-cell>
              <table:table-cell office:value-type="float" office:value="13.4943847575473">
                <text:p>13.4943847575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